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Pictures/2000002300000C72000002AC56A6AF96.svm" manifest:media-type=""/>
  <manifest:file-entry manifest:full-path="Object 1/Pictures/200000130000059F000002ACA4635AAE.svm" manifest:media-type=""/>
  <manifest:file-entry manifest:full-path="Object 1/Pictures/200000130000059F000002AC98A61C1E.svm" manifest:media-type=""/>
  <manifest:file-entry manifest:full-path="Object 1/Pictures/2000000D000000DD000000DD0BCC5D00.svm" manifest:media-type=""/>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Pictures/2000000F000003A9000002AC64886847.svm" manifest:media-type=""/>
  <manifest:file-entry manifest:full-path="Object 2/Pictures/2000000E000002D5000002AC4D21B76D.svm" manifest:media-type=""/>
  <manifest:file-entry manifest:full-path="Object 2/Pictures/2000000E000002D5000002AC35EE33FC.svm" manifest:media-type=""/>
  <manifest:file-entry manifest:full-path="Object 2/Pictures/2000000E000002D5000002ACBCBEBE4F.svm" manifest:media-type=""/>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Pictures/20000017000007B1000002AC5E73193E.svm" manifest:media-type=""/>
  <manifest:file-entry manifest:full-path="Object 3/Pictures/2000000C00000236000002AC35E71851.svm" manifest:media-type=""/>
  <manifest:file-entry manifest:full-path="Object 3/Pictures/2000000C00000236000002ACC5B1568A.svm" manifest:media-type=""/>
  <manifest:file-entry manifest:full-path="Object 3/Pictures/2000000D0000030A000002ACE1FFBBB9.svm" manifest:media-type=""/>
  <manifest:file-entry manifest:full-path="Object 3/Pictures/2000000C00000236000002ACF2489EED.svm" manifest:media-type=""/>
  <manifest:file-entry manifest:full-path="Object 3/Pictures/2000000C00000236000002AC5630DB0F.svm" manifest:media-type=""/>
  <manifest:file-entry manifest:full-path="Object 3/Pictures/2000000D0000030A000002AC2938A7C8.svm" manifest:media-type=""/>
  <manifest:file-entry manifest:full-path="Object 3/Pictures/2000000D0000030A000002AC63C7996B.svm" manifest:media-type=""/>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roman"/>
    <style:font-face style:name="Droid Sans Devanagari" svg:font-family="'Droid Sans Devanagari'" style:font-family-generic="roman"/>
    <style:font-face style:name="Liberation Sans1" svg:font-family="'Liberation Sans'" style:font-family-generic="roman"/>
    <style:font-face style:name="Liberation Serif1" svg:font-family="'Liberation Serif'" style:font-family-generic="roman"/>
    <style:font-face style:name="Times New Roman1" svg:font-family="'Times New Roman'" style:font-family-generic="roman"/>
    <style:font-face style:name="DejaVu Sans" svg:font-family="'DejaVu Sans'" style:font-family-generic="swiss"/>
    <style:font-face style:name="Droid Sans Devanagari2"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
      <style:text-properties style:font-name="Times New Roman1" officeooo:rsid="006253d6" officeooo:paragraph-rsid="006d1c66" style:font-name-asian="Times New Roman2" style:font-name-complex="Times New Roman2"/>
    </style:style>
    <style:style style:name="P2" style:family="paragraph" style:parent-style-name="Text_20_body">
      <style:paragraph-properties fo:text-align="center" style:justify-single-word="false"/>
      <style:text-properties officeooo:rsid="008ac95e" officeooo:paragraph-rsid="008ac95e"/>
    </style:style>
    <style:style style:name="P3" style:family="paragraph" style:parent-style-name="p">
      <style:text-properties style:font-name="Times New Roman1" officeooo:rsid="0075fbfc" officeooo:paragraph-rsid="0075fbfc" style:font-name-asian="Times New Roman2" style:font-name-complex="Times New Roman2"/>
    </style:style>
    <style:style style:name="P4" style:family="paragraph" style:parent-style-name="p">
      <style:text-properties style:font-name="Times New Roman1" officeooo:rsid="00779142" officeooo:paragraph-rsid="00779142" style:font-name-asian="Times New Roman2" style:font-name-complex="Times New Roman2"/>
    </style:style>
    <style:style style:name="P5" style:family="paragraph" style:parent-style-name="p">
      <style:text-properties officeooo:rsid="006d1c66" officeooo:paragraph-rsid="007b6425"/>
    </style:style>
    <style:style style:name="P6" style:family="paragraph" style:parent-style-name="p">
      <style:text-properties officeooo:rsid="00779142" officeooo:paragraph-rsid="007b6425"/>
    </style:style>
    <style:style style:name="P7" style:family="paragraph" style:parent-style-name="p">
      <style:text-properties style:font-name="Liberation Serif" officeooo:rsid="005ed179" officeooo:paragraph-rsid="006d1c66"/>
    </style:style>
    <style:style style:name="P8" style:family="paragraph" style:parent-style-name="p">
      <style:text-properties style:font-name="Liberation Serif" officeooo:rsid="00853ae4" officeooo:paragraph-rsid="00853ae4"/>
    </style:style>
    <style:style style:name="P9" style:family="paragraph" style:parent-style-name="p">
      <style:text-properties style:font-name="Liberation Serif" officeooo:rsid="00853ae4" officeooo:paragraph-rsid="00858af8"/>
    </style:style>
    <style:style style:name="P10" style:family="paragraph" style:parent-style-name="p">
      <style:text-properties style:font-name="Liberation Serif" officeooo:rsid="008705ea" officeooo:paragraph-rsid="0087ecc6"/>
    </style:style>
    <style:style style:name="P11" style:family="paragraph" style:parent-style-name="p">
      <style:text-properties style:font-name="Liberation Serif" officeooo:rsid="008705ea" officeooo:paragraph-rsid="008977c7"/>
    </style:style>
    <style:style style:name="P12" style:family="paragraph" style:parent-style-name="p">
      <style:text-properties officeooo:rsid="00777d21" officeooo:paragraph-rsid="00777d21"/>
    </style:style>
    <style:style style:name="P13" style:family="paragraph" style:parent-style-name="p">
      <style:text-properties officeooo:paragraph-rsid="0095bd60"/>
    </style:style>
    <style:style style:name="P14" style:family="paragraph" style:parent-style-name="p">
      <style:paragraph-properties fo:margin-left="0cm" fo:margin-right="0cm" fo:text-indent="0cm" style:auto-text-indent="false"/>
      <style:text-properties style:font-name="Liberation Serif" officeooo:paragraph-rsid="00495a17"/>
    </style:style>
    <style:style style:name="P15" style:family="paragraph" style:parent-style-name="p">
      <style:paragraph-properties fo:margin-left="0cm" fo:margin-right="0cm" fo:text-indent="0cm" style:auto-text-indent="false"/>
      <style:text-properties style:font-name="Liberation Serif" officeooo:rsid="008ac95e" officeooo:paragraph-rsid="008ac95e"/>
    </style:style>
    <style:style style:name="P16" style:family="paragraph" style:parent-style-name="p">
      <style:paragraph-properties fo:margin-left="0cm" fo:margin-right="0cm" fo:text-indent="0cm" style:auto-text-indent="false"/>
      <style:text-properties officeooo:rsid="00777d21" officeooo:paragraph-rsid="00777d21"/>
    </style:style>
    <style:style style:name="P17" style:family="paragraph" style:parent-style-name="p">
      <style:paragraph-properties fo:margin-left="0cm" fo:margin-right="0cm" fo:margin-top="0cm" fo:margin-bottom="0cm" style:contextual-spacing="false" fo:line-height="150%" fo:orphans="0" fo:widows="0" fo:text-indent="0cm" style:auto-text-indent="false" style:writing-mode="lr-tb"/>
      <style:text-properties style:font-name="Liberation Serif" officeooo:rsid="007e784b" officeooo:paragraph-rsid="00818f1f" style:font-name-asian="Times New Roman2" style:font-name-complex="Times New Roman2"/>
    </style:style>
    <style:style style:name="P18" style:family="paragraph" style:parent-style-name="p" style:master-page-name="">
      <style:paragraph-properties fo:margin-left="0cm" fo:margin-right="0cm" fo:margin-top="0cm" fo:margin-bottom="0cm" style:contextual-spacing="false" fo:line-height="150%" fo:orphans="0" fo:widows="0" fo:text-indent="0.026cm" style:auto-text-indent="false" style:page-number="auto" style:writing-mode="lr-tb"/>
      <style:text-properties officeooo:paragraph-rsid="0088d6d1"/>
    </style:style>
    <style:style style:name="P19" style:family="paragraph" style:parent-style-name="p" style:master-page-name="">
      <style:paragraph-properties fo:margin-left="0cm" fo:margin-right="0cm" fo:margin-top="0cm" fo:margin-bottom="0cm" style:contextual-spacing="false" fo:line-height="150%" fo:orphans="0" fo:widows="0" fo:text-indent="0.026cm" style:auto-text-indent="false" style:page-number="auto" style:writing-mode="lr-tb"/>
      <style:text-properties style:font-name="Liberation Serif" officeooo:rsid="005ed179" officeooo:paragraph-rsid="006578a4"/>
    </style:style>
    <style:style style:name="P20" style:family="paragraph" style:parent-style-name="p" style:master-page-name="">
      <style:paragraph-properties fo:margin-left="0cm" fo:margin-right="0cm" fo:margin-top="0cm" fo:margin-bottom="0cm" style:contextual-spacing="false" fo:line-height="150%" fo:orphans="0" fo:widows="0" fo:text-indent="0.026cm" style:auto-text-indent="false" style:page-number="auto" style:writing-mode="lr-tb"/>
      <style:text-properties officeooo:paragraph-rsid="00940276"/>
    </style:style>
    <style:style style:name="P21" style:family="paragraph" style:parent-style-name="p" style:master-page-name="">
      <style:paragraph-properties fo:margin-left="0cm" fo:margin-right="0cm" fo:margin-top="0cm" fo:margin-bottom="0cm" style:contextual-spacing="false" fo:line-height="150%" fo:orphans="0" fo:widows="0" fo:text-indent="0.026cm" style:auto-text-indent="false" style:page-number="auto" style:writing-mode="lr-tb"/>
      <style:text-properties style:font-name="Liberation Serif" officeooo:rsid="007e784b" officeooo:paragraph-rsid="007e784b" style:font-name-asian="Times New Roman2" style:font-name-complex="Times New Roman2"/>
    </style:style>
    <style:style style:name="P22" style:family="paragraph" style:parent-style-name="p">
      <style:paragraph-properties fo:margin-left="0cm" fo:margin-right="0cm" fo:margin-top="0cm" fo:margin-bottom="0cm" style:contextual-spacing="false" fo:line-height="150%" fo:orphans="0" fo:widows="0" fo:text-indent="0.026cm" style:auto-text-indent="false" style:writing-mode="lr-tb"/>
      <style:text-properties style:font-name="Liberation Serif" officeooo:rsid="007e784b" officeooo:paragraph-rsid="007e784b" style:font-name-asian="Times New Roman2" style:font-name-complex="Times New Roman2"/>
    </style:style>
    <style:style style:name="P23" style:family="paragraph" style:parent-style-name="p">
      <style:paragraph-properties fo:margin-left="0cm" fo:margin-right="0cm" fo:margin-top="0cm" fo:margin-bottom="0cm" style:contextual-spacing="false" fo:line-height="150%" fo:orphans="0" fo:widows="0" fo:text-indent="0.026cm" style:auto-text-indent="false" style:writing-mode="lr-tb"/>
      <style:text-properties style:font-name="Liberation Serif" officeooo:rsid="007e784b" officeooo:paragraph-rsid="00818f1f" style:font-name-asian="Times New Roman2" style:font-name-complex="Times New Roman2"/>
    </style:style>
    <style:style style:name="P24" style:family="paragraph" style:parent-style-name="p">
      <style:paragraph-properties fo:margin-left="0cm" fo:margin-right="0cm" fo:margin-top="0cm" fo:margin-bottom="0cm" style:contextual-spacing="false" fo:line-height="150%" fo:orphans="0" fo:widows="0" fo:text-indent="0.026cm" style:auto-text-indent="false" style:writing-mode="lr-tb"/>
      <style:text-properties style:font-name="Liberation Serif" officeooo:rsid="00818f1f" officeooo:paragraph-rsid="00818f1f" style:font-name-asian="Times New Roman2" style:font-name-complex="Times New Roman2"/>
    </style:style>
    <style:style style:name="P25" style:family="paragraph" style:parent-style-name="p">
      <style:paragraph-properties fo:margin-left="0cm" fo:margin-right="0cm" fo:margin-top="0cm" fo:margin-bottom="0cm" style:contextual-spacing="false" fo:line-height="150%" fo:orphans="0" fo:widows="0" fo:text-indent="0.026cm" style:auto-text-indent="false" style:writing-mode="lr-tb"/>
      <style:text-properties style:font-name="Liberation Serif" officeooo:rsid="007fc6b4" officeooo:paragraph-rsid="007fc6b4" style:font-name-asian="Times New Roman2" style:font-name-complex="Times New Roman2"/>
    </style:style>
    <style:style style:name="P26" style:family="paragraph" style:parent-style-name="p">
      <style:paragraph-properties fo:margin-left="0cm" fo:margin-right="0cm" fo:margin-top="0cm" fo:margin-bottom="0cm" style:contextual-spacing="false" fo:line-height="150%" fo:orphans="0" fo:widows="0" fo:text-indent="0.026cm" style:auto-text-indent="false" style:writing-mode="lr-tb"/>
      <style:text-properties style:font-name="Liberation Serif" officeooo:rsid="0082aaaa" officeooo:paragraph-rsid="0082aaaa" style:font-name-asian="Times New Roman2" style:font-name-complex="Times New Roman2"/>
    </style:style>
    <style:style style:name="P27" style:family="paragraph" style:parent-style-name="p">
      <style:paragraph-properties fo:margin-left="0cm" fo:margin-right="0cm" fo:margin-top="0cm" fo:margin-bottom="0cm" style:contextual-spacing="false" fo:line-height="150%" fo:orphans="0" fo:widows="0" fo:text-indent="0.026cm" style:auto-text-indent="false" style:writing-mode="lr-tb"/>
      <style:text-properties style:font-name="Liberation Serif1" officeooo:rsid="00818f1f" officeooo:paragraph-rsid="00818f1f" style:font-name-asian="Times New Roman2" style:font-name-complex="Times New Roman2"/>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Title">
      <style:text-properties fo:font-size="20pt" style:font-size-asian="20pt" style:font-size-complex="20pt"/>
    </style:style>
    <style:style style:name="P31" style:family="paragraph" style:parent-style-name="Illustration">
      <style:text-properties officeooo:paragraph-rsid="009156b3"/>
    </style:style>
    <style:style style:name="T1" style:family="text">
      <style:text-properties style:font-name="DejaVu Sans" officeooo:rsid="004bfc96" style:font-name-asian="Times New Roman2" style:font-name-complex="Times New Roman2"/>
    </style:style>
    <style:style style:name="T2" style:family="text">
      <style:text-properties style:font-name="Times New Roman1" fo:font-style="italic" style:font-name-asian="Times New Roman2" style:font-style-asian="italic" style:font-name-complex="Times New Roman2" style:font-style-complex="italic"/>
    </style:style>
    <style:style style:name="T3" style:family="text">
      <style:text-properties style:font-name="Times New Roman1" fo:font-style="italic" officeooo:rsid="004e46dd" style:font-name-asian="Times New Roman2" style:font-style-asian="italic" style:font-name-complex="Times New Roman2" style:font-style-complex="italic"/>
    </style:style>
    <style:style style:name="T4" style:family="text">
      <style:text-properties style:font-name="Times New Roman1" fo:font-style="italic" officeooo:rsid="007d668d" style:font-name-asian="Times New Roman2" style:font-style-asian="italic" style:font-name-complex="Times New Roman2" style:font-style-complex="italic"/>
    </style:style>
    <style:style style:name="T5" style:family="text">
      <style:text-properties style:font-name="Times New Roman1" fo:font-style="italic" officeooo:rsid="004b6813" style:font-name-asian="Times New Roman2" style:font-style-asian="italic" style:font-name-complex="Times New Roman2" style:font-style-complex="italic"/>
    </style:style>
    <style:style style:name="T6" style:family="text">
      <style:text-properties style:font-name="Times New Roman1" fo:font-style="italic" officeooo:rsid="0088d6d1" style:font-name-asian="Times New Roman2" style:font-style-asian="italic" style:font-name-complex="Times New Roman2" style:font-style-complex="italic"/>
    </style:style>
    <style:style style:name="T7" style:family="text">
      <style:text-properties style:font-name="Times New Roman1" style:font-name-asian="Times New Roman2" style:font-name-complex="Times New Roman2"/>
    </style:style>
    <style:style style:name="T8" style:family="text">
      <style:text-properties style:font-name="Times New Roman1" officeooo:rsid="0024d29f" style:font-name-asian="Times New Roman2" style:font-name-complex="Times New Roman2"/>
    </style:style>
    <style:style style:name="T9" style:family="text">
      <style:text-properties style:font-name="Times New Roman1" officeooo:rsid="004b6813" style:font-name-asian="Times New Roman2" style:font-name-complex="Times New Roman2"/>
    </style:style>
    <style:style style:name="T10" style:family="text">
      <style:text-properties style:font-name="Times New Roman1" officeooo:rsid="004e46dd" style:font-name-asian="Times New Roman2" style:font-name-complex="Times New Roman2"/>
    </style:style>
    <style:style style:name="T11" style:family="text">
      <style:text-properties style:font-name="Times New Roman1" officeooo:rsid="00500a66" style:font-name-asian="Times New Roman2" style:font-name-complex="Times New Roman2"/>
    </style:style>
    <style:style style:name="T12" style:family="text">
      <style:text-properties style:font-name="Times New Roman1" officeooo:rsid="00560d6a" style:font-name-asian="Times New Roman2" style:font-name-complex="Times New Roman2"/>
    </style:style>
    <style:style style:name="T13" style:family="text">
      <style:text-properties style:font-name="Times New Roman1" officeooo:rsid="006253d6" style:font-name-asian="Times New Roman2" style:font-name-complex="Times New Roman2"/>
    </style:style>
    <style:style style:name="T14" style:family="text">
      <style:text-properties style:font-name="Times New Roman1" officeooo:rsid="0069d4fc" style:font-name-asian="Times New Roman2" style:font-name-complex="Times New Roman2"/>
    </style:style>
    <style:style style:name="T15" style:family="text">
      <style:text-properties style:font-name="Times New Roman1" officeooo:rsid="006eae4c" style:font-name-asian="Times New Roman2" style:font-name-complex="Times New Roman2"/>
    </style:style>
    <style:style style:name="T16" style:family="text">
      <style:text-properties style:font-name="Times New Roman1" officeooo:rsid="00779142" style:font-name-asian="Times New Roman2" style:font-name-complex="Times New Roman2"/>
    </style:style>
    <style:style style:name="T17" style:family="text">
      <style:text-properties style:font-name="Times New Roman1" officeooo:rsid="007960a6" style:font-name-asian="Times New Roman2" style:font-name-complex="Times New Roman2"/>
    </style:style>
    <style:style style:name="T18" style:family="text">
      <style:text-properties style:font-name="Times New Roman1" officeooo:rsid="007b6425" style:font-name-asian="Times New Roman2" style:font-name-complex="Times New Roman2"/>
    </style:style>
    <style:style style:name="T19" style:family="text">
      <style:text-properties style:font-name="Times New Roman1" officeooo:rsid="005eaa87" style:font-name-asian="Times New Roman2" style:font-name-complex="Times New Roman2"/>
    </style:style>
    <style:style style:name="T20" style:family="text">
      <style:text-properties style:font-name="Times New Roman1" officeooo:rsid="007d668d" style:font-name-asian="Times New Roman2" style:font-name-complex="Times New Roman2"/>
    </style:style>
    <style:style style:name="T21" style:family="text">
      <style:text-properties style:font-name="Times New Roman1" officeooo:rsid="00858af8" style:font-name-asian="Times New Roman2" style:font-name-complex="Times New Roman2"/>
    </style:style>
    <style:style style:name="T22" style:family="text">
      <style:text-properties style:font-name="Times New Roman1" officeooo:rsid="0086d0a9" style:font-name-asian="Times New Roman2" style:font-name-complex="Times New Roman2"/>
    </style:style>
    <style:style style:name="T23" style:family="text">
      <style:text-properties style:font-name="Times New Roman1" officeooo:rsid="0087ecc6" style:font-name-asian="Times New Roman2" style:font-name-complex="Times New Roman2"/>
    </style:style>
    <style:style style:name="T24" style:family="text">
      <style:text-properties style:font-name="Times New Roman1" officeooo:rsid="0088d6d1" style:font-name-asian="Times New Roman2" style:font-name-complex="Times New Roman2"/>
    </style:style>
    <style:style style:name="T25" style:family="text">
      <style:text-properties style:font-name-asian="Times New Roman2" style:font-name-complex="Times New Roman2"/>
    </style:style>
    <style:style style:name="T26" style:family="text">
      <style:text-properties officeooo:rsid="007f36f8" style:font-name-asian="Times New Roman2" style:font-name-complex="Times New Roman2"/>
    </style:style>
    <style:style style:name="T27" style:family="text">
      <style:text-properties officeooo:rsid="0024d29f" style:font-name-asian="Times New Roman2" style:font-name-complex="Times New Roman2"/>
    </style:style>
    <style:style style:name="T28" style:family="text">
      <style:text-properties officeooo:rsid="0040af91" style:font-name-asian="Times New Roman2" style:font-name-complex="Times New Roman2"/>
    </style:style>
    <style:style style:name="T29" style:family="text">
      <style:text-properties officeooo:rsid="00421fa7" style:font-name-asian="Times New Roman2" style:font-name-complex="Times New Roman2"/>
    </style:style>
    <style:style style:name="T30" style:family="text">
      <style:text-properties officeooo:rsid="00500a66" style:font-name-asian="Times New Roman2" style:font-name-complex="Times New Roman2"/>
    </style:style>
    <style:style style:name="T31" style:family="text">
      <style:text-properties officeooo:rsid="0051685e" style:font-name-asian="Times New Roman2" style:font-name-complex="Times New Roman2"/>
    </style:style>
    <style:style style:name="T32" style:family="text">
      <style:text-properties officeooo:rsid="0052019f" style:font-name-asian="Times New Roman2" style:font-name-complex="Times New Roman2"/>
    </style:style>
    <style:style style:name="T33" style:family="text">
      <style:text-properties officeooo:rsid="0053bd46" style:font-name-asian="Times New Roman2" style:font-name-complex="Times New Roman2"/>
    </style:style>
    <style:style style:name="T34" style:family="text">
      <style:text-properties officeooo:rsid="005c2745" style:font-name-asian="Times New Roman2" style:font-name-complex="Times New Roman2"/>
    </style:style>
    <style:style style:name="T35" style:family="text">
      <style:text-properties officeooo:rsid="007d668d" style:font-name-asian="Times New Roman2" style:font-name-complex="Times New Roman2"/>
    </style:style>
    <style:style style:name="T36" style:family="text">
      <style:text-properties officeooo:rsid="006578a4" style:font-name-asian="Times New Roman2" style:font-name-complex="Times New Roman2"/>
    </style:style>
    <style:style style:name="T37" style:family="text">
      <style:text-properties officeooo:rsid="007b6425" style:font-name-asian="Times New Roman2" style:font-name-complex="Times New Roman2"/>
    </style:style>
    <style:style style:name="T38" style:family="text">
      <style:text-properties officeooo:rsid="0060a234" style:font-name-asian="Times New Roman2" style:font-name-complex="Times New Roman2"/>
    </style:style>
    <style:style style:name="T39" style:family="text">
      <style:text-properties officeooo:rsid="0061c448" style:font-name-asian="Times New Roman2" style:font-name-complex="Times New Roman2"/>
    </style:style>
    <style:style style:name="T40" style:family="text">
      <style:text-properties officeooo:rsid="006253d6" style:font-name-asian="Times New Roman2" style:font-name-complex="Times New Roman2"/>
    </style:style>
    <style:style style:name="T41" style:family="text">
      <style:text-properties officeooo:rsid="0066b3bb" style:font-name-asian="Times New Roman2" style:font-name-complex="Times New Roman2"/>
    </style:style>
    <style:style style:name="T42" style:family="text">
      <style:text-properties officeooo:rsid="00716acf" style:font-name-asian="Times New Roman2" style:font-name-complex="Times New Roman2"/>
    </style:style>
    <style:style style:name="T43" style:family="text">
      <style:text-properties officeooo:rsid="006729d6" style:font-name-asian="Times New Roman2" style:font-name-complex="Times New Roman2"/>
    </style:style>
    <style:style style:name="T44" style:family="text">
      <style:text-properties officeooo:rsid="0069d4fc" style:font-name-asian="Times New Roman2" style:font-name-complex="Times New Roman2"/>
    </style:style>
    <style:style style:name="T45" style:family="text">
      <style:text-properties officeooo:rsid="006eae4c" style:font-name-asian="Times New Roman2" style:font-name-complex="Times New Roman2"/>
    </style:style>
    <style:style style:name="T46" style:family="text">
      <style:text-properties officeooo:rsid="006d1c66" style:font-name-asian="Times New Roman2" style:font-name-complex="Times New Roman2"/>
    </style:style>
    <style:style style:name="T47" style:family="text">
      <style:text-properties officeooo:rsid="007fc6b4" style:font-name-asian="Times New Roman2" style:font-name-complex="Times New Roman2"/>
    </style:style>
    <style:style style:name="T48" style:family="text">
      <style:text-properties officeooo:rsid="007960a6" style:font-name-asian="Times New Roman2" style:font-name-complex="Times New Roman2"/>
    </style:style>
    <style:style style:name="T49" style:family="text">
      <style:text-properties officeooo:rsid="007a8c74" style:font-name-asian="Times New Roman2" style:font-name-complex="Times New Roman2"/>
    </style:style>
    <style:style style:name="T50" style:family="text">
      <style:text-properties officeooo:rsid="00821ace" style:font-name-asian="Times New Roman2" style:font-name-complex="Times New Roman2"/>
    </style:style>
    <style:style style:name="T51" style:family="text">
      <style:text-properties officeooo:rsid="0082aaaa" style:font-name-asian="Times New Roman2" style:font-name-complex="Times New Roman2"/>
    </style:style>
    <style:style style:name="T52" style:family="text">
      <style:text-properties officeooo:rsid="00853ae4" style:font-name-asian="Times New Roman2" style:font-name-complex="Times New Roman2"/>
    </style:style>
    <style:style style:name="T53" style:family="text">
      <style:text-properties officeooo:rsid="00858af8" style:font-name-asian="Times New Roman2" style:font-name-complex="Times New Roman2"/>
    </style:style>
    <style:style style:name="T54" style:family="text">
      <style:text-properties officeooo:rsid="0086d0a9" style:font-name-asian="Times New Roman2" style:font-name-complex="Times New Roman2"/>
    </style:style>
    <style:style style:name="T55" style:family="text">
      <style:text-properties officeooo:rsid="0087ecc6" style:font-name-asian="Times New Roman2" style:font-name-complex="Times New Roman2"/>
    </style:style>
    <style:style style:name="T56" style:family="text">
      <style:text-properties officeooo:rsid="0088330b" style:font-name-asian="Times New Roman2" style:font-name-complex="Times New Roman2"/>
    </style:style>
    <style:style style:name="T57" style:family="text">
      <style:text-properties officeooo:rsid="0088d6d1" style:font-name-asian="Times New Roman2" style:font-name-complex="Times New Roman2"/>
    </style:style>
    <style:style style:name="T58" style:family="text">
      <style:text-properties officeooo:rsid="008977c7" style:font-name-asian="Times New Roman2" style:font-name-complex="Times New Roman2"/>
    </style:style>
    <style:style style:name="T59" style:family="text">
      <style:text-properties officeooo:rsid="009156b3" style:font-name-asian="Times New Roman2" style:font-name-complex="Times New Roman2"/>
    </style:style>
    <style:style style:name="T60" style:family="text">
      <style:text-properties officeooo:rsid="00940276" style:font-name-asian="Times New Roman2" style:font-name-complex="Times New Roman2"/>
    </style:style>
    <style:style style:name="T61" style:family="text">
      <style:text-properties style:font-name="Liberation Serif1" officeooo:rsid="00421fa7" style:font-name-asian="Times New Roman2" style:font-name-complex="Times New Roman2"/>
    </style:style>
    <style:style style:name="T62" style:family="text">
      <style:text-properties style:font-name="Liberation Serif1" officeooo:rsid="0024d29f" style:font-name-asian="Times New Roman2" style:font-name-complex="Times New Roman2"/>
    </style:style>
    <style:style style:name="T63" style:family="text">
      <style:text-properties style:font-name="Liberation Serif1" officeooo:rsid="0052019f" style:font-name-asian="Times New Roman2" style:font-name-complex="Times New Roman2"/>
    </style:style>
    <style:style style:name="T64" style:family="text">
      <style:text-properties style:font-name="Liberation Serif1" officeooo:rsid="00526422" style:font-name-asian="Times New Roman2" style:font-name-complex="Times New Roman2"/>
    </style:style>
    <style:style style:name="T65" style:family="text">
      <style:text-properties style:font-name="Liberation Serif1" officeooo:rsid="0053bd46" style:font-name-asian="Times New Roman2" style:font-name-complex="Times New Roman2"/>
    </style:style>
    <style:style style:name="T66" style:family="text">
      <style:text-properties style:font-name="Liberation Serif1" officeooo:rsid="00555273" style:font-name-asian="Times New Roman2" style:font-name-complex="Times New Roman2"/>
    </style:style>
    <style:style style:name="T67" style:family="text">
      <style:text-properties style:font-name="Liberation Serif1" officeooo:rsid="00560d6a" style:font-name-asian="Times New Roman2" style:font-name-complex="Times New Roman2"/>
    </style:style>
    <style:style style:name="T68" style:family="text">
      <style:text-properties style:font-name="Liberation Serif1" officeooo:rsid="005eaa87" style:font-name-asian="Times New Roman2" style:font-name-complex="Times New Roman2"/>
    </style:style>
    <style:style style:name="T69" style:family="text">
      <style:text-properties style:font-name="Liberation Serif1" officeooo:rsid="007d668d" style:font-name-asian="Times New Roman2" style:font-name-complex="Times New Roman2"/>
    </style:style>
    <style:style style:name="T70" style:family="text">
      <style:text-properties style:font-name="Liberation Serif1" officeooo:rsid="0088d6d1" style:font-name-asian="Times New Roman2" style:font-name-complex="Times New Roman2"/>
    </style:style>
    <style:style style:name="T71" style:family="text">
      <style:text-properties style:font-name="Liberation Serif1" fo:font-style="italic" officeooo:rsid="0053bd46" style:font-name-asian="Times New Roman2" style:font-style-asian="italic" style:font-name-complex="Times New Roman2" style:font-style-complex="italic"/>
    </style:style>
    <style:style style:name="T72" style:family="text">
      <style:text-properties style:font-name="Liberation Serif1" fo:font-style="italic" officeooo:rsid="00421fa7" style:font-name-asian="Times New Roman2" style:font-style-asian="italic" style:font-name-complex="Times New Roman2" style:font-style-complex="italic"/>
    </style:style>
    <style:style style:name="T73" style:family="text">
      <style:text-properties style:font-name="Liberation Serif1" fo:font-size="12pt" officeooo:rsid="00421fa7" style:font-name-asian="Times New Roman2" style:font-size-asian="12pt" style:font-name-complex="Times New Roman2" style:font-size-complex="12pt"/>
    </style:style>
    <style:style style:name="T74" style:family="text">
      <style:text-properties style:font-name="Liberation Serif1" fo:font-size="12pt" fo:font-style="normal" officeooo:rsid="00421fa7" style:font-name-asian="Times New Roman2" style:font-size-asian="12pt" style:font-style-asian="normal" style:font-name-complex="Times New Roman2" style:font-size-complex="12pt" style:font-style-complex="normal"/>
    </style:style>
    <style:style style:name="T75" style:family="text">
      <style:text-properties style:font-name="Liberation Serif" officeooo:rsid="00421fa7" style:font-name-asian="Times New Roman2" style:font-name-complex="Times New Roman2"/>
    </style:style>
    <style:style style:name="T76" style:family="text">
      <style:text-properties style:text-position="sub 58%" style:font-name="Times New Roman1" officeooo:rsid="0069d4fc" style:font-name-asian="Times New Roman2" style:font-name-complex="Times New Roman2"/>
    </style:style>
    <style:style style:name="T77" style:family="text">
      <style:text-properties style:text-position="sub 58%" officeooo:rsid="0069d4fc" style:font-name-asian="Times New Roman2" style:font-name-complex="Times New Roman2"/>
    </style:style>
    <style:style style:name="T78" style:family="text">
      <style:text-properties style:text-position="super 80%" style:font-name="Times New Roman1" officeooo:rsid="0069d4fc" style:font-name-asian="Times New Roman2" style:font-name-complex="Times New Roman2"/>
    </style:style>
    <style:style style:name="T79" style:family="text">
      <style:text-properties style:text-position="super 80%" officeooo:rsid="0069d4fc" style:font-name-asian="Times New Roman2" style:font-name-complex="Times New Roman2"/>
    </style:style>
    <style:style style:name="T80" style:family="text">
      <style:text-properties fo:font-style="italic" style:font-name-asian="Times New Roman2" style:font-style-asian="italic" style:font-name-complex="Times New Roman2" style:font-style-complex="italic"/>
    </style:style>
    <style:style style:name="T81" style:family="text">
      <style:text-properties fo:font-style="italic" officeooo:rsid="007d668d" style:font-name-asian="Times New Roman2" style:font-style-asian="italic" style:font-name-complex="Times New Roman2" style:font-style-complex="italic"/>
    </style:style>
    <style:style style:name="T82" style:family="text">
      <style:text-properties fo:font-style="italic" officeooo:rsid="00421fa7" style:font-name-asian="Times New Roman2" style:font-style-asian="italic" style:font-name-complex="Times New Roman2" style:font-style-complex="italic"/>
    </style:style>
    <style:style style:name="T83" style:family="text">
      <style:text-properties style:font-name="DejaVu Sans" officeooo:rsid="007b6425" style:font-name-asian="Times New Roman2" style:font-name-complex="Times New Roman2"/>
    </style:style>
    <style:style style:name="T84" style:family="text">
      <style:text-properties style:font-name="Liberation Serif"/>
    </style:style>
    <style:style style:name="T85" style:family="text">
      <style:text-properties style:font-name="Liberation Serif" officeooo:rsid="007a8c74" style:font-name-asian="Times New Roman2" style:font-name-complex="Times New Roman2"/>
    </style:style>
    <style:style style:name="T86" style:family="text">
      <style:text-properties style:font-name="Liberation Serif" officeooo:rsid="0082aaaa" style:font-name-asian="Times New Roman2" style:font-name-complex="Times New Roman2"/>
    </style:style>
    <style:style style:name="T87" style:family="text">
      <style:text-properties style:font-name="Liberation Serif" officeooo:rsid="007e784b" style:font-name-asian="Times New Roman2" style:font-name-complex="Times New Roman2"/>
    </style:style>
    <style:style style:name="T88" style:family="text">
      <style:text-properties style:font-name="Liberation Serif" officeooo:rsid="0088d6d1" style:font-name-asian="Times New Roman2" style:font-name-complex="Times New Roman2"/>
    </style:style>
    <style:style style:name="T89" style:family="text">
      <style:text-properties style:font-name="Liberation Serif" officeooo:rsid="00821ace" style:font-name-asian="Times New Roman2" style:font-name-complex="Times New Roman2"/>
    </style:style>
    <style:style style:name="T90" style:family="text">
      <style:text-properties style:font-name="Liberation Serif" officeooo:rsid="0024d29f" style:font-name-asian="Times New Roman2" style:font-name-complex="Times New Roman2"/>
    </style:style>
    <style:style style:name="T91" style:family="text">
      <style:text-properties style:font-name="Liberation Serif" officeooo:rsid="00853ae4" style:font-name-asian="Times New Roman2" style:font-name-complex="Times New Roman2"/>
    </style:style>
    <style:style style:name="T92" style:family="text">
      <style:text-properties style:font-name="Liberation Serif" officeooo:rsid="008977c7" style:font-name-asian="Times New Roman2" style:font-name-complex="Times New Roman2"/>
    </style:style>
    <style:style style:name="T93" style:family="text">
      <style:text-properties style:font-name="Liberation Serif" officeooo:rsid="00924bee" style:font-name-asian="Times New Roman2" style:font-name-complex="Times New Roman2"/>
    </style:style>
    <style:style style:name="T94" style:family="text">
      <style:text-properties style:font-name="Liberation Serif" fo:font-style="italic" officeooo:rsid="00821ace" style:font-name-asian="Times New Roman2" style:font-style-asian="italic" style:font-name-complex="Times New Roman2" style:font-style-complex="italic"/>
    </style:style>
    <style:style style:name="T95" style:family="text">
      <style:text-properties style:font-name="Liberation Serif" fo:font-size="12pt" officeooo:rsid="008977c7" style:font-name-asian="Times New Roman2" style:font-size-asian="12pt" style:font-name-complex="Times New Roman2" style:font-size-complex="12pt"/>
    </style:style>
    <style:style style:name="T96" style:family="text">
      <style:text-properties style:font-name="Liberation Serif" fo:font-size="12pt" officeooo:rsid="0082aaaa" style:font-name-asian="Times New Roman2" style:font-size-asian="12pt" style:font-name-complex="Times New Roman2" style:font-size-complex="12pt"/>
    </style:style>
    <style:style style:name="T97" style:family="text">
      <style:text-properties style:font-name="Liberation Serif" fo:font-size="12pt" officeooo:rsid="00924bee" style:font-name-asian="Times New Roman2" style:font-size-asian="12pt" style:font-name-complex="Times New Roman2" style:font-size-complex="12pt"/>
    </style:style>
    <style:style style:name="T98" style:family="text">
      <style:text-properties officeooo:rsid="007fc6b4"/>
    </style:style>
    <style:style style:name="T99" style:family="text">
      <style:text-properties fo:color="#000000" style:text-outline="false" style:text-line-through-style="none" style:font-name="Liberation Serif" fo:font-size="12pt" fo:letter-spacing="normal" fo:font-style="normal" fo:text-shadow="none" style:text-underline-style="none" fo:font-weight="normal" officeooo:rsid="0082aaaa" style:letter-kerning="false" style:font-name-asian="Times New Roman2" style:font-size-asian="12pt" style:font-style-asian="normal" style:font-weight-asian="normal" style:font-name-complex="Times New Roman2" style:font-size-complex="12pt" style:text-emphasize="none"/>
    </style:style>
    <style:style style:name="T100" style:family="text">
      <style:text-properties fo:color="#000000" style:text-outline="false" style:text-line-through-style="none" style:font-name="Liberation Serif" fo:font-size="12pt" fo:letter-spacing="normal" fo:font-style="normal" fo:text-shadow="none" style:text-underline-style="none" fo:font-weight="normal" style:letter-kerning="false" style:font-size-asian="12pt" style:font-style-asian="normal" style:font-weight-asian="normal" style:font-size-complex="12pt" style:text-emphasize="none"/>
    </style:style>
    <style:style style:name="T101" style:family="text">
      <style:text-properties fo:color="#000000" style:text-outline="false" style:text-line-through-style="none" style:font-name="Liberation Serif" fo:font-size="12pt" fo:letter-spacing="normal" fo:font-style="normal" fo:text-shadow="none" style:text-underline-style="none" fo:font-weight="normal" officeooo:rsid="008977c7" style:letter-kerning="false" style:font-size-asian="12pt" style:font-style-asian="normal" style:font-weight-asian="normal" style:font-size-complex="12pt" style:text-emphasize="none"/>
    </style:style>
    <style:style style:name="T102" style:family="text">
      <style:text-properties fo:color="#000000" style:text-outline="false" style:text-line-through-style="none" style:font-name="Liberation Serif" fo:font-size="12pt" fo:letter-spacing="normal" fo:font-style="normal" fo:text-shadow="none" style:text-underline-style="none" fo:font-weight="normal" officeooo:rsid="008cec90" style:letter-kerning="false" style:font-size-asian="12pt" style:font-style-asian="normal" style:font-weight-asian="normal" style:font-size-complex="12pt" style:text-emphasize="none"/>
    </style:style>
    <style:style style:name="T103" style:family="text">
      <style:text-properties fo:color="#000000" style:text-outline="false" style:text-line-through-style="none" style:font-name="Liberation Serif" fo:font-size="12pt" fo:letter-spacing="normal" fo:font-style="normal" fo:text-shadow="none" style:text-underline-style="none" fo:font-weight="normal" officeooo:rsid="008e8cb5" style:letter-kerning="false" style:font-size-asian="12pt" style:font-style-asian="normal" style:font-weight-asian="normal" style:font-size-complex="12pt" style:text-emphasize="none"/>
    </style:style>
    <style:style style:name="T104" style:family="text">
      <style:text-properties fo:color="#000000" style:text-outline="false" style:text-line-through-style="none" style:font-name="Liberation Serif" fo:font-size="12pt" fo:letter-spacing="normal" fo:font-style="normal" fo:text-shadow="none" style:text-underline-style="none" fo:font-weight="normal" officeooo:rsid="008fa369" style:letter-kerning="false" style:font-size-asian="12pt" style:font-style-asian="normal" style:font-weight-asian="normal" style:font-size-complex="12pt" style:text-emphasize="none"/>
    </style:style>
    <style:style style:name="T105" style:family="text">
      <style:text-properties fo:color="#000000" style:text-outline="false" style:text-line-through-style="none" style:font-name="Liberation Serif" fo:font-size="12pt" fo:letter-spacing="normal" fo:font-style="italic" fo:text-shadow="none" style:text-underline-style="none" fo:font-weight="normal" officeooo:rsid="008977c7" style:letter-kerning="false" style:font-name-asian="Times New Roman2" style:font-size-asian="12pt" style:font-style-asian="italic" style:font-weight-asian="normal" style:font-name-complex="Times New Roman2" style:font-size-complex="12pt" style:font-style-complex="italic" style:text-emphasize="none"/>
    </style:style>
    <style:style style:name="T106" style:family="text">
      <style:text-properties fo:color="#000000" style:text-outline="false" style:text-line-through-style="none" style:font-name="Liberation Serif1" fo:font-size="12pt" fo:letter-spacing="normal" fo:font-style="normal" fo:text-shadow="none" style:text-underline-style="none" fo:font-weight="normal" officeooo:rsid="00421fa7" style:letter-kerning="false" style:font-name-asian="Times New Roman2" style:font-size-asian="12pt" style:font-style-asian="normal" style:font-weight-asian="normal" style:font-name-complex="Times New Roman2" style:font-size-complex="12pt" style:text-emphasize="none"/>
    </style:style>
    <style:style style:name="T107" style:family="text">
      <style:text-properties officeooo:rsid="009144c1"/>
    </style:style>
    <style:style style:name="T108" style:family="text">
      <style:text-properties officeooo:rsid="009156b3"/>
    </style:style>
    <style:style style:name="T109" style:family="text">
      <style:text-properties officeooo:rsid="0094027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run-through="foreground" style:wrap="none"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Rahmen3" text:anchor-type="page" text:anchor-page-number="3" svg:x="5.415cm" svg:y="16.247cm" svg:width="10.49cm" draw:z-index="8">
        <draw:text-box fo:min-height="11.552cm">
          <text:p text:style-name="P31"><draw:frame draw:style-name="fr4" draw:name="Grafik3" text:anchor-type="paragraph" svg:width="14.203cm" style:rel-width="100%" svg:height="14.182cm" style:rel-height="scale" draw:z-index="9"><draw:image xlink:href="../MartensFig7.jpg" xlink:type="simple" xlink:show="embed" xlink:actuate="onLoad" draw:filter-name="&lt;Alle Formate&gt;"/></draw:frame><text:line-break/>Figure 7 (original numbering): <text:span text:style-name="T27">μ </text:span><text:span text:style-name="T59">vs. p. (F</text:span>rom Martens 1<text:span text:style-name="T107">8</text:span>89<text:span text:style-name="T108">)</text:span></text:p>
        </draw:text-box>
      </draw:frame>
      <text:p text:style-name="P30">Stribeck Curves</text:p>
      <text:p text:style-name="P2"><text:line-break/>Theo Schmidt 21.12.2019</text:p>
      <text:h text:style-name="Heading_20_1" text:outline-level="1"/>
      <text:h text:style-name="Heading_20_1" text:outline-level="1">Introduction</text:h>
      <text:p text:style-name="P18"><text:span text:style-name="T35">In the sliding friction of lubricated surfaces, in particular </text:span><text:span text:style-name="T57">of </text:span><text:span text:style-name="T35">journal (plain) bearings, the </text:span><text:span text:style-name="T81">coefficient of friction</text:span><text:span text:style-name="T35"> </text:span><text:span text:style-name="T27">μ </text:span><text:span text:style-name="T35">cannot</text:span><text:span text:style-name="T9"> </text:span><text:span text:style-name="T19">be </text:span><text:span text:style-name="T20">assumed</text:span><text:span text:style-name="T19"> </text:span><text:span text:style-name="T9">constant </text:span><text:span text:style-name="T20">as in </text:span><text:span text:style-name="T4">Coulombic friction</text:span><text:span text:style-name="T9">, but varies with pressure, sliding speed and nature of the lubricant, </text:span><text:span text:style-name="T24">e</text:span><text:span text:style-name="T9">specially </text:span><text:span text:style-name="T24">its </text:span><text:span text:style-name="T9">viscosity. At very low speeds and low viscosity the </text:span><text:span text:style-name="T20">local microscopic „hills“ called </text:span><text:span text:style-name="T5">asperities</text:span><text:span text:style-name="T9"> touch just as much as if </text:span><text:span text:style-name="T24">they were </text:span><text:span text:style-name="T9">unlubricated, but they are „coated“ with a film of lubricant of one or </text:span><text:span text:style-name="T24">several</text:span><text:span text:style-name="T9"> molecular layers. </text:span><text:span text:style-name="T10">This is called </text:span><text:span text:style-name="T3">boundary lubrication</text:span><text:span text:style-name="T10">.</text:span><text:span text:style-name="T9"> The bulk properities of the lubricant don't count, but </text:span><text:span text:style-name="T24">its</text:span><text:span text:style-name="T9"> molecular </text:span><text:span text:style-name="T12">structure and </text:span><text:span text:style-name="T9">weight do. According to </text:span><text:span text:style-name="T87">Hamrock, Schmid </text:span><text:span text:style-name="T88">and</text:span><text:span text:style-name="T87"> Jacobson 2004</text:span><text:span text:style-name="T9">, </text:span><text:span text:style-name="T11">fatty acids wi</text:span><text:span text:style-name="T24">t</text:span><text:span text:style-name="T11">h </text:span><text:span text:style-name="T9">molecular chains of over 1</text:span><text:span text:style-name="T11">4</text:span><text:span text:style-name="T9"> </text:span><text:span text:style-name="T12">units </text:span><text:span text:style-name="T9">(</text:span><text:span text:style-name="T11">corresponding to a</text:span><text:span text:style-name="T9"> molecular weight over 1</text:span><text:span text:style-name="T11">20</text:span><text:span text:style-name="T9">) are particularly good boundary lubricants </text:span><text:span text:style-name="T11">with </text:span><text:span text:style-name="T8">μ-</text:span><text:span text:style-name="T11">values as low as 0.05</text:span><text:span text:style-name="T9">. This include</text:span><text:span text:style-name="T24">s</text:span><text:span text:style-name="T9"> </text:span><text:span text:style-name="T11">myrtistic, </text:span><text:span text:style-name="T9">palmitic and stearic acids</text:span><text:span text:style-name="T1">.</text:span><text:span text:style-name="T25"> </text:span><text:span text:style-name="T28">A</text:span><text:span text:style-name="T30">s speed increases and/or load decreases and/or viscosity becomes higher, </text:span><text:span text:style-name="T27">μ </text:span><text:span text:style-name="T30">decreases, eventually by 2-3 orders of magnitude with minima as low as 0.001. </text:span><text:span text:style-name="T29">Measurements of </text:span><text:span text:style-name="T27">μ </text:span><text:span text:style-name="T29">are often </text:span><text:span text:style-name="T32">expressed</text:span><text:span text:style-name="T29"> as a function of rotational speed (ω, 1/s) </text:span><text:span text:style-name="T31">times</text:span><text:span text:style-name="T29"> </text:span><text:span text:style-name="T33">the lubricant's </text:span><text:span text:style-name="T82">dynamic viscosity</text:span><text:span text:style-name="T29"> (</text:span><text:span text:style-name="T61">η</text:span><text:span text:style-name="T75">, Pa s)</text:span><text:span text:style-name="T29">, </text:span><text:span text:style-name="T31">divided by a</text:span><text:span text:style-name="T29"> pressure (</text:span><text:span text:style-name="T32">p,</text:span><text:span text:style-name="T29"> Pa). </text:span><text:span text:style-name="T34">The combination</text:span><text:span text:style-name="T29"> ω </text:span><text:span text:style-name="T61">η / </text:span><text:span text:style-name="T63">p</text:span><text:span text:style-name="T61"> is dimensionless and called the </text:span><text:span text:style-name="T72">Hersey number</text:span><text:span text:style-name="T61"> H. </text:span><text:span text:style-name="T63">Several alternative and conflicting definitions of H are in use, as the physical meaning of p is not unambiguous. </text:span><text:span text:style-name="T64">A journal bearing with diameter d and length l has a sliding area of π d l and a projected area of d l. As the loading force is supported mainly by the bearing surface normal to it, the effective pressure is several times higher than the average pressure calculated with the total sliding area. Using the projected area implies </text:span><text:span text:style-name="T67">full</text:span><text:span text:style-name="T64"> support over 2 radians </text:span><text:span text:style-name="T65">(~</text:span><text:span text:style-name="T64">114.6°</text:span><text:span text:style-name="T65">)</text:span><text:span text:style-name="T64">, which seems reasonable, </text:span><text:span text:style-name="T67">although Kidd (2000) </text:span><text:span text:style-name="T70">in his extensive investigation </text:span><text:span text:style-name="T67">assumed 90° (~1.57 rad)</text:span><text:span text:style-name="T64">.</text:span><text:span text:style-name="T63"> </text:span><text:span text:style-name="T61">A plot of </text:span><text:span text:style-name="T62">μ </text:span><text:span text:style-name="T61">as a function of H is called a </text:span><text:span text:style-name="T72">Stribeck curve</text:span><text:span text:style-name="T61">, </text:span><text:span text:style-name="T65">named after one of the several researchers who discovered in the decades around 1900 the relationships given above. The most prominent feature of a Stribeck curve is the relatively sharp minimum </text:span><text:span text:style-name="T70">in </text:span><text:span text:style-name="T62">μ </text:span><text:span text:style-name="T65">which </text:span><text:span text:style-name="T68">indicates</text:span><text:span text:style-name="T65"> </text:span><text:span text:style-name="T70">the onset of </text:span><text:span text:style-name="T65">complete </text:span><text:span text:style-name="T71">hydrodynamic lubrication</text:span><text:span text:style-name="T65">, i.e. the point where the wedge of lubricant has enough pressure to completely separate the sliding surfaces so that </text:span><text:span text:style-name="T67">their asperities</text:span><text:span text:style-name="T65"> no longer touch at all. </text:span><text:span text:style-name="T69">The transition with strongly decreasing </text:span><text:span text:style-name="T62">μ-</text:span><text:span text:style-name="T69">values</text:span><text:span text:style-name="T62"> </text:span><text:span text:style-name="T70">f</text:span><text:span text:style-name="T69">rom the „shoulder“ of boundary lubriction to th</text:span><text:span text:style-name="T70">is</text:span><text:span text:style-name="T69"> minimum is called</text:span><text:span text:style-name="T65"> </text:span><text:span text:style-name="T71">mixed lubrication</text:span><text:span text:style-name="T66">. </text:span><text:span text:style-name="T69">After raching the minumum, the </text:span><text:span text:style-name="T62">μ-</text:span><text:span text:style-name="T69">values</text:span><text:span text:style-name="T62"> </text:span><text:span text:style-name="T69">increase gently with increasing speed </text:span><text:span text:style-name="T70">because of the increasing</text:span><text:span text:style-name="T69"> </text:span><text:span text:style-name="T70">rate of </text:span><text:span text:style-name="T69">internal friction </text:span><text:span text:style-name="T70">movement </text:span><text:span text:style-name="T69">within the lubricant.</text:span></text:p>
      <text:h text:style-name="P28" text:outline-level="1"><text:span text:style-name="T47"/></text:h>
      <text:h text:style-name="P29" text:outline-level="1"><text:span text:style-name="T47">Historical </text:span><text:span text:style-name="T35">Stribeck-</text:span><text:span text:style-name="T47">like</text:span><text:span text:style-name="T35"> Curves</text:span></text:h>
      <text:p text:style-name="P19"><text:span text:style-name="T26">T</text:span><text:span text:style-name="T25">he </text:span><text:span text:style-name="T80">concept</text:span><text:span text:style-name="T25"> of the Stribeck curve is well-publicised, but </text:span><text:span text:style-name="T80">quantified</text:span><text:span text:style-name="T25"> </text:span><text:span text:style-name="T36">curves</text:span><text:span text:style-name="T25"> are rare. A few available ones seem wrong or missing some information. </text:span><text:span text:style-name="T57">A</text:span><text:span text:style-name="T25"> </text:span><text:span text:style-name="T37">curve</text:span><text:span text:style-name="T25"> given in Hamrock </text:span><text:span text:style-name="T57">et al.</text:span><text:span text:style-name="T25"> 2004 shows the characteristic minimum at a Hersey number of about 7, which seems impossibly high using the SI units given. Wäsche and Woydt (2014) avoid a qu</text:span><text:span text:style-name="T38">an</text:span><text:span text:style-name="T25">tified Stribeck curve but show similar </text:span><text:span text:style-name="T36">families of </text:span><text:span text:style-name="T25">curves </text:span><text:span text:style-name="T35">taken from </text:span><text:span text:style-name="T40">Martens 1889. </text:span><text:span text:style-name="T35">These </text:span><text:span text:style-name="T25">vary only one </text:span><text:span text:style-name="T38">variable</text:span><text:span text:style-name="T25"> </text:span><text:span text:style-name="T38">at a time</text:span><text:span text:style-name="T25">: </text:span><text:span text:style-name="T38">either </text:span><text:span text:style-name="T25">speed </text:span><text:span text:style-name="T38">or pressure, with pressure or temperature as parameters. </text:span><text:span text:style-name="T39">I have tried to construct Stribeck curves from some of this data. </text:span></text:p>
      <text:p text:style-name="P7"><text:span text:style-name="T40">Martens (1889) carried out an extensive evaluation of</text:span><text:span text:style-name="T41"> many </text:span><text:span text:style-name="T40">lubrication oils, mainly </text:span><text:span text:style-name="T42">colza or </text:span><text:span text:style-name="T36">rapeseed </text:span><text:span text:style-name="T42">oils</text:span><text:span text:style-name="T36"> and mineral</text:span><text:span text:style-name="T40"> oils, and published </text:span><text:span text:style-name="T35">the</text:span><text:span text:style-name="T40"> „Stribeck-like“ curves (before the establishment of this term) shown in Figs. </text:span><text:span text:style-name="T43">5 to</text:span><text:span text:style-name="T40"> 7 (original numbering). </text:span><text:span text:style-name="T44">All the</text:span><text:span text:style-name="T40"> families of curves use more or less the same data, </text:span><text:span text:style-name="T44">in particular of the </text:span><text:span text:style-name="T45">refined </text:span><text:span text:style-name="T42">and</text:span><text:span text:style-name="T45"> </text:span><text:span text:style-name="T42">de-acidfied</text:span><text:span text:style-name="T45"> </text:span><text:span text:style-name="T44">oil labeled O</text:span><text:span text:style-name="T77">I</text:span><text:span text:style-name="T79">10</text:span><text:span text:style-name="T40">, </text:span><text:span text:style-name="T46">with some of the data shown in Table 5 (original numbering) below. </text:span><text:span text:style-name="T42">This oil is called „</text:span><text:span text:style-name="T37">R</text:span><text:span text:style-name="T42">üböl“, which could mean colza oil or rapeseed oil (canola), but some other oils are called „</text:span><text:span text:style-name="T37">R</text:span><text:span text:style-name="T42">apsöl“ (rapeseed oil), so presumably it is colza rather than canola oil. Martens also used a system of averaging and used the term „</text:span><text:span text:style-name="T37">R</text:span><text:span text:style-name="T42">üböl“ also for an average of averages of four </text:span><text:span text:style-name="T37">measured </text:span><text:span text:style-name="T42">„</text:span><text:span text:style-name="T37">R</text:span><text:span text:style-name="T42">üböl“ oils, as a kind of standard for comparison.</text:span></text:p>
      <text:p text:style-name="P1"><draw:frame draw:style-name="fr2" draw:name="Rahmen1" text:anchor-type="paragraph" svg:y="0.176cm" svg:width="17.323cm" style:rel-width="101%" svg:height="7.555cm" style:rel-height="scale-min" draw:z-index="4"><draw:text-box><text:p text:style-name="Illustration"><draw:frame draw:style-name="fr4" draw:name="Grafik2" text:anchor-type="paragraph" svg:width="35.962cm" style:rel-width="100%" svg:height="12.741cm" style:rel-height="scale" draw:z-index="5"><draw:image xlink:href="../MartensSeiten33-34_36-37.png" xlink:type="simple" xlink:show="embed" xlink:actuate="onLoad" draw:filter-name="&lt;Alle Formate&gt;"/></draw:frame><text:line-break/>Table 5 (original numbering): Excerpts from Martens 1889</text:p></draw:text-box></draw:frame></text:p>
      <text:p text:style-name="P5"><text:span text:style-name="T13">F</text:span><text:span text:style-name="T7">igure 5 </text:span><text:span text:style-name="T14">(a </text:span><text:span text:style-name="T7">modified excerpt</text:span><text:span text:style-name="T14"> of the original Fig. 5) </text:span><text:span text:style-name="T7">plots this data as three curves for </text:span><text:span text:style-name="T24">sliding </text:span><text:span text:style-name="T7">speeds of 0.5, 1.0 and 2.0 m/s. </text:span><text:span text:style-name="T14">The x-axis </text:span><text:span text:style-name="T15">represents</text:span><text:span text:style-name="T14"> pressure increasing in steps of 20 kgf/cm</text:span><text:span text:style-name="T83">²</text:span><text:span text:style-name="T14"> from 0, the y-axis </text:span><text:span text:style-name="T15">represents the coefficient of friction</text:span><text:span text:style-name="T11"> </text:span><text:span text:style-name="T8">μ </text:span><text:span text:style-name="T14">increasing in steps of 0.002 from 0. </text:span><text:span text:style-name="T15">Table 5 only gives data up to 40 kgf/m</text:span><text:span text:style-name="T83">²</text:span><text:span text:style-name="T14"> </text:span><text:span text:style-name="T15">; the rest is given in Table 6 on page 81 of the reference, </text:span><text:span text:style-name="T16">which also shows the temperatures of the bearings</text:span><text:span text:style-name="T15">. </text:span><text:span text:style-name="T16">These </text:span><text:span text:style-name="T18">consist of three</text:span><text:span text:style-name="T16"> parts made of red brass and the top part can be loaded with pressure. </text:span></text:p>
      <text:p text:style-name="P12"><draw:frame draw:style-name="fr1" draw:name="Rahmen2" text:anchor-type="paragraph" svg:x="4.251cm" svg:y="-0.804cm" svg:width="8.62cm" style:rel-width="50%" draw:z-index="0"><draw:text-box fo:min-height="12.333cm"><text:p text:style-name="Illustration"><draw:frame draw:style-name="fr4" draw:name="Grafik1" text:anchor-type="paragraph" svg:width="9.086cm" style:rel-width="100%" svg:height="12.217cm" style:rel-height="scale" draw:z-index="10"><draw:image xlink:href="../MartensFig5mod.png" xlink:type="simple" xlink:show="embed" xlink:actuate="onLoad"/></draw:frame>Figure 5 <text:span text:style-name="T107">(original numbering)</text:span>: Excerpt from Martens 1<text:span text:style-name="T107">8</text:span>89.</text:p></draw:text-box></draw:frame><text:soft-page-break/><text:span text:style-name="T13"><text:line-break/>F</text:span><text:span text:style-name="T7">igure 7 is similar, </text:span><text:span text:style-name="T16">but shows 9 curves for temperatures from 20°C to 100°C, all at 0.5 m/s speed or 1.66 rps </text:span><text:span text:style-name="T24">(see explanation in the next section)</text:span><text:span text:style-name="T16">.</text:span></text:p>
      <text:p text:style-name="P16"/>
      <text:p text:style-name="P3"><text:soft-page-break/></text:p>
      <text:p text:style-name="P6"><text:span text:style-name="T18">Both </text:span><text:span text:style-name="T24">f</text:span><text:span text:style-name="T18">ig</text:span><text:span text:style-name="T24">ures</text:span><text:span text:style-name="T18"> 5 and 7 represent</text:span><text:span text:style-name="T7"> the same oil </text:span><text:span text:style-name="T18">(</text:span><text:span text:style-name="T14">O</text:span><text:span text:style-name="T76">I</text:span><text:span text:style-name="T78">10</text:span><text:span text:style-name="T18">) </text:span><text:span text:style-name="T7">but only </text:span><text:span text:style-name="T24">f</text:span><text:span text:style-name="T7">ig. 7 holds the temperature constant for each curve and clearly use</text:span><text:span text:style-name="T24">s</text:span><text:span text:style-name="T7"> more data than given in Table</text:span><text:span text:style-name="T18">s 5 and</text:span><text:span text:style-name="T7"> 6. Indeed the caption </text:span><text:span text:style-name="T24">of Marten's fig. 7 </text:span><text:span text:style-name="T7">says the data comes from </text:span><text:span text:style-name="T17">the curves of</text:span><text:span text:style-name="T24"> </text:span><text:span text:style-name="T6">fi</text:span><text:span text:style-name="T2">gure</text:span><text:span text:style-name="T7"> 6. </text:span><text:span text:style-name="T18">This</text:span><text:span text:style-name="T7"> shows 11 sets of data points, </text:span><text:span text:style-name="T18">plotted </text:span><text:span text:style-name="T7">as a function of rising temperature. </text:span><text:span text:style-name="T18">Each</text:span><text:span text:style-name="T7"> set</text:span><text:span text:style-name="T17"> </text:span><text:span text:style-name="T7">represent</text:span><text:span text:style-name="T18">s</text:span><text:span text:style-name="T7"> a pressure and </text:span><text:span text:style-name="T18">is</text:span><text:span text:style-name="T17"> overlaid with </text:span><text:span text:style-name="T18">a </text:span><text:span text:style-name="T17">smoothed curve.</text:span></text:p>
      <text:p text:style-name="P4"/>
      <text:p text:style-name="P13"><draw:frame draw:style-name="fr1" draw:name="Rahmen4" text:anchor-type="paragraph" svg:x="1.822cm" svg:y="0.619cm" svg:width="13.995cm" style:rel-width="82%" svg:height="15.998cm" style:rel-height="scale-min" draw:z-index="6"><draw:text-box><text:p text:style-name="P31"><draw:frame draw:style-name="fr4" draw:name="Grafik4" text:anchor-type="paragraph" svg:width="14.385cm" style:rel-width="100%" svg:height="14.379cm" style:rel-height="scale" draw:z-index="7"><draw:image xlink:href="../MartensFig6.png" xlink:type="simple" xlink:show="embed" xlink:actuate="onLoad" draw:filter-name="&lt;Alle Formate&gt;"/></draw:frame><text:line-break/>Figure 6 (original numbering): <text:span text:style-name="T27">μ </text:span><text:span text:style-name="T59">vs. T. (F</text:span>rom Martens 1889<text:span text:style-name="T108">)</text:span></text:p></draw:text-box></draw:frame><text:span text:style-name="T48"> </text:span></text:p>
      <text:p text:style-name="P13"><text:span text:style-name="T48"/></text:p>
      <text:p text:style-name="P13"><text:span text:style-name="T49">A further diagram in the reference </text:span><text:span text:style-name="T50">(</text:span><text:span text:style-name="T37">not shown here</text:span><text:span text:style-name="T50">)</text:span><text:span text:style-name="T49"> plots curves of constant </text:span><text:span text:style-name="T27">μ </text:span><text:span text:style-name="T49">with pressure on the x-axis and temperature on the y-axis. </text:span></text:p>
      <text:h text:style-name="P28" text:outline-level="1"><text:span text:style-name="T35"/></text:h>
      <text:h text:style-name="P29" text:outline-level="1"><text:span text:style-name="T35">Stribeck Curves </text:span><text:span text:style-name="T50">from the </text:span><text:span text:style-name="T52">Martens</text:span><text:span text:style-name="T50"> Data</text:span></text:h>
      <text:p text:style-name="P20"><text:span text:style-name="T89">In order to get actual</text:span><text:span text:style-name="T85"> Stribeck curves, i.e. plots of </text:span><text:span text:style-name="T90">μ </text:span><text:span text:style-name="T85">as a function of the Hersey number, </text:span><text:span text:style-name="T89">from the Martens 1889 data, we need to </text:span><text:span text:style-name="T93">have</text:span><text:span text:style-name="T89"> the </text:span><text:span text:style-name="T93">(dynamic) </text:span><text:span text:style-name="T89">viscosity values as a function of temperature. Table 5 gives some values, but in units of degrees Engler (°E). Although it is possible to convert °E into the SI unit for </text:span><text:span text:style-name="T94">kinematic viscosity</text:span><text:span text:style-name="T89"> </text:span><text:span text:style-name="T91">(</text:span><text:span text:style-name="T89">m</text:span><text:span text:style-name="T83">²</text:span><text:span text:style-name="T89">/s</text:span><text:span text:style-name="T91">)</text:span><text:span text:style-name="T89"> </text:span><text:span text:style-name="T88">e.g. </text:span><text:span text:style-name="T89">using </text:span><text:a xlink:type="simple" xlink:href="https://www.ksb.com/centrifugal-pump-lexicon/kinematic-viscosity/191106/"><text:span text:style-name="T89">https://www.ksb.com/centrifugal-pump-lexicon/kinematic-viscosity/191106/</text:span></text:a><text:span text:style-name="T89"> </text:span><text:span text:style-name="T93">(and then convert into dynamic viscosity </text:span><text:span text:style-name="T61">η</text:span><text:span text:style-name="T93"> by multiplying with the the density)</text:span><text:span text:style-name="T89">, this is inaccurate at low viscosity values and no conversion </text:span><text:span text:style-name="T91">at all </text:span><text:span text:style-name="T89">is given for less than 1°E. The values given by Martens are all below 1°E, so it is unclear </text:span><text:span text:style-name="T88">how to convert </text:span><text:span text:style-name="T92">them</text:span><text:span text:style-name="T89">. Martens (1</text:span><text:span text:style-name="T92">8</text:span><text:span text:style-name="T89">88) does explain exactly how he measured viscosity, but </text:span><text:span text:style-name="T91">rather than spend hours </text:span><text:span text:style-name="T93">studying</text:span><text:span text:style-name="T91"> this text, </text:span><text:span text:style-name="T89">I chose to use modern </text:span><text:span text:style-name="T91">viscosity data</text:span><text:span text:style-name="T89">. </text:span><text:span text:style-name="T91">T</text:span><text:span text:style-name="T89">he values for vegetable oils are all rather similar </text:span><text:span text:style-name="T86">and are likely to be </text:span><text:span text:style-name="T88">nearly </text:span><text:span text:style-name="T86">the same as those of the oils Martens used. Sahasrabudhe et al. (2017) give values of </text:span><text:span text:style-name="T61">η</text:span><text:span text:style-name="T86"> in units of Pa s for temperatures from 20°C to 200°C </text:span><text:span text:style-name="T88">(see fig. 3 there)</text:span><text:span text:style-name="T86">. </text:span><text:span text:style-name="T92">They also give a power curve fit for this: </text:span><text:span text:style-name="T73">η </text:span><text:span text:style-name="T95">(</text:span><text:span text:style-name="T97">P</text:span><text:span text:style-name="T95">a s) = 8.3 T(°C)^-1.52 (for canola oil), but a more accurate fit is</text:span><text:span text:style-name="T96"> </text:span><text:span text:style-name="T74">η</text:span><text:span text:style-name="T95"> </text:span><text:span text:style-name="T99">= 0.116 </text:span><text:span text:style-name="T100">– 0.00336 T + 0.000043</text:span><text:span text:style-name="T101">36</text:span><text:span text:style-name="T100"> T^2 – 0.0000002922 T^3 + 0.000000001 T^4 – 0.00000000000137 T^5 </text:span><text:span text:style-name="T102">or</text:span><text:span text:style-name="T100"> </text:span><text:span text:style-name="T102">simpler </text:span><text:span text:style-name="T106">η</text:span><text:span text:style-name="T105"> </text:span><text:span text:style-name="T102">=</text:span><text:span text:style-name="T103"> 0.085 / (1 + (0.03 T)^2.2) + 0.001</text:span><text:span text:style-name="T100">. </text:span><text:span text:style-name="T102">(I'm always amazed how curves can often be fitted quite accurately with quite different </text:span><text:span text:style-name="T103">m</text:span><text:span text:style-name="T104">athematical functions</text:span><text:span text:style-name="T102">; the last one is a </text:span><text:span text:style-name="T103">simplified 4-parameter</text:span><text:span text:style-name="T102"> sigmoidal.)</text:span></text:p>
      <text:p text:style-name="P8"><text:span text:style-name="T51">W</text:span><text:span text:style-name="T25">e also need the pressure relative to the bearing's projected area. The bearing dimensions of Marten's testing machine are l = 0.07 m and d = 0.0996 m, giving a projected area of ~0.007 m</text:span><text:span text:style-name="T37">² </text:span><text:span text:style-name="T25">and a sliding area of ~0.022 m</text:span><text:span text:style-name="T37">². </text:span><text:span text:style-name="T25">The pressure values that Martens supplies in kgf/cm</text:span><text:span text:style-name="T37">² </text:span><text:span text:style-name="T25">seem to relate to the top part of his three-part bearing, and if this covers 120°, it would relate to one third of the sliding area, i.e. ~0.0073 m</text:span><text:span text:style-name="T37">². </text:span><text:span text:style-name="T25">This is close enough to use his values directly, only converting </text:span><text:span text:style-name="T58">them </text:span><text:span text:style-name="T25">to Pascals (Pa).</text:span></text:p>
      <text:p text:style-name="P8"><text:span text:style-name="T25">For the speed, full data in figures </text:span><text:span text:style-name="T54">6</text:span><text:span text:style-name="T25">-7 are available for one sliding speed, 0.5 m/s, but </text:span><text:span text:style-name="T54">figure 5 and </text:span><text:span text:style-name="T25">table 5 also suppl</text:span><text:span text:style-name="T54">y</text:span><text:span text:style-name="T25"> some data for 1.0 and 2.0 m/s. </text:span><text:span text:style-name="T58">With the shaft diameter of 0.0996 m, this</text:span><text:span text:style-name="T25"> giv</text:span><text:span text:style-name="T58">es</text:span><text:span text:style-name="T25"> rotational speeds of</text:span><text:span text:style-name="T29"> ω </text:span><text:span text:style-name="T25">= 1.66, 3.33 and 6.66 1/s.</text:span></text:p>
      <text:p text:style-name="P9"><text:span text:style-name="T25">Therefore we now have all the parts of the Hersey number and can plot actual Stribeck curves. Wishfully all of Marten's measurements of a single oil (his </text:span><text:span text:style-name="T44">O</text:span><text:span text:style-name="T77">I</text:span><text:span text:style-name="T79">10</text:span><text:span text:style-name="T25">)</text:span><text:span text:style-name="T40"> </text:span><text:span text:style-name="T25">would result in a single Stribeck curve. Actually this isn't the case: <text:s/>we get a set of curves, and even different sets depending which of his figures is „converted“. </text:span><text:span text:style-name="T53">The first figure below shows Marten's figure 5 converted to Stribeck curves. They show a nice minimum of </text:span><text:span text:style-name="T8">μ </text:span><text:span text:style-name="T21">around 0.004-0.005 at a Hersey number of about 0.00015. </text:span><text:span text:style-name="T22">The greatest variation in the underlieing variables is in the pressure, which varies in a range of about 10:1. The speed varies in a range of 4:1, and the viscosity at most 2:1. </text:span></text:p>
      <text:p text:style-name="P8"><draw:frame draw:style-name="fr5" draw:name="Objekt1" text:anchor-type="paragraph" svg:x="-2cm" svg:y="1.217cm" svg:width="21.001cm" svg:height="16.02cm" draw:z-index="1"><draw:object xlink:href="./Object 1" xlink:type="simple" xlink:show="embed" xlink:actuate="onLoad"/><draw:image xlink:href="./ObjectReplacements/Object 1" xlink:type="simple" xlink:show="embed" xlink:actuate="onLoad"/></draw:frame><text:soft-page-break/><text:span text:style-name="T25"/></text:p>
      <text:p text:style-name="P8"><text:span text:style-name="T25"/></text:p>
      <text:p text:style-name="P10"><text:span text:style-name="T25"/></text:p>
      <text:p text:style-name="P10"><text:span text:style-name="T25">The next figure </text:span><text:span text:style-name="T53">below shows Marten's figure </text:span><text:span text:style-name="T25">6</text:span><text:span text:style-name="T53"> converted to Stribeck curves. </text:span><text:span text:style-name="T25">Although the characteristic shape is shown, both the values of minimum </text:span><text:span text:style-name="T27">μ </text:span><text:span text:style-name="T25">and the Hersey numbers at </text:span><text:span text:style-name="T56">the minima</text:span><text:span text:style-name="T25"> are about half of the corresponding values in figure 5, and higher temperatures shift the curves strongly towards smaller Hersey numbers. </text:span><text:span text:style-name="T55">All curves are for a speed of 0.5 m/s. </text:span><text:span text:style-name="T22">The greatest variation is in the pressure, which varies in a range of about 1</text:span><text:span text:style-name="T23">4</text:span><text:span text:style-name="T22">:1. The viscosity varies in a range of </text:span><text:span text:style-name="T23">8</text:span><text:span text:style-name="T22">:1. </text:span></text:p>
      <text:p text:style-name="P11"><draw:frame draw:style-name="fr5" draw:name="Objekt2" text:anchor-type="paragraph" svg:x="-1.386cm" svg:y="-0.476cm" svg:width="20.302cm" svg:height="10.283cm" draw:z-index="2"><draw:object xlink:href="./Object 2" xlink:type="simple" xlink:show="embed" xlink:actuate="onLoad"/><draw:image xlink:href="./ObjectReplacements/Object 2" xlink:type="simple" xlink:show="embed" xlink:actuate="onLoad"/></draw:frame><text:soft-page-break/><text:span text:style-name="T25"/></text:p>
      <text:p text:style-name="P11"><text:span text:style-name="T25">The next figure </text:span><text:span text:style-name="T53">below shows Marten's figure </text:span><text:span text:style-name="T58">7</text:span><text:span text:style-name="T53"> converted to Stribeck curves. </text:span><text:span text:style-name="T25">Although the </text:span><text:span text:style-name="T58">data is the very same as in figure 6, the different presentation gives quite differently shaped curves with a large varation of the </text:span><text:span text:style-name="T25">minimum </text:span><text:span text:style-name="T27">μ </text:span><text:span text:style-name="T58">at Hersey numbers from about 0.00003-0.00005. </text:span><text:span text:style-name="T55">All curves are for a speed of 0.5 m/s.</text:span><text:span text:style-name="T22"> </text:span></text:p>
      <text:p text:style-name="P14"><draw:frame draw:style-name="fr6" draw:name="Objekt3" text:anchor-type="paragraph" svg:y="-0.196cm" svg:width="21.001cm" svg:height="11.725cm" draw:z-index="3"><draw:object xlink:href="./Object 3" xlink:type="simple" xlink:show="embed" xlink:actuate="onLoad"/><draw:image xlink:href="./ObjectReplacements/Object 3" xlink:type="simple" xlink:show="embed" xlink:actuate="onLoad"/></draw:frame></text:p>
      <text:h text:style-name="Heading_20_1" text:outline-level="1"><text:soft-page-break/><text:span text:style-name="T34">C</text:span><text:span text:style-name="T25">onclusion</text:span></text:h>
      <text:p text:style-name="P15"><text:span text:style-name="T25">The wishful goal using a Stribeck curve to simplify the graphical data of oil/</text:span><text:span text:style-name="T60">b</text:span><text:span text:style-name="T25">earing measurements was not met. The Hersey numbers seem exceedingly low and the variation in the curves high. Perhaps I made some serious mistakes. But maybe the data and figures are correct and the Hersey number is simply not very useful for this purpose. Interested readers are encouraged to examine the data available in </text:span><text:a xlink:type="simple" xlink:href="http://hupi.org/HPeJ/0027/StribeckCurves.ods"><text:span text:style-name="T25">this spreadsheet</text:span></text:a><text:span text:style-name="T25">. </text:span><text:span text:style-name="T60">Please report errors or new insights.</text:span></text:p>
      <text:h text:style-name="Heading_20_1" text:outline-level="1"><text:span text:style-name="T34">R</text:span><text:span text:style-name="T25">eferences</text:span></text:h>
      <text:p text:style-name="P21">Hamrock, Bernard J; Steven R. Schmid; Bo O. Jacobson (2004). „Fundamentals in Fuid Film Lubrication, Second Edition“. Marcel Dekker Inc., <text:span text:style-name="T98">Hoboken.</text:span></text:p>
      <text:p text:style-name="P22"/>
      <text:p text:style-name="P24">Martens A (1888). „Schmieröluntersuchungen. Mitteilungen aus den Königlichen technischen Versuchsanstalten zu Berlin, Ergänzungsheft III:1-37“. Verlag von Julius Springer, Berlin.</text:p>
      <text:p text:style-name="P27"><text:a xlink:type="simple" xlink:href="http://web.archive.org/web/20140220120320/http://www.bam.de/de/ueber_uns/geschichte/geschichte_medien/a_martens_schmieroeluntersuchungen_2.pdf"><text:span text:style-name="T84">http://web.archive.org/web/20140220120320/http://www.bam.de/de/ueber_uns/geschichte/geschichte_medien/a_martens_schmieroeluntersuchungen_2.pdf</text:span></text:a><text:span text:style-name="T84"> </text:span></text:p>
      <text:p text:style-name="P22"/>
      <text:p text:style-name="P25">Martens A (1889). „Schmieröluntersuchungen. Mitteilungen aus den Königlichen technischen Versuchsanstalten zu Berlin, Ergänzungsheft V:1-57“. Verlag von Julius Springer, Berlin.</text:p>
      <text:p text:style-name="P27"><text:a xlink:type="simple" xlink:href="http://web.archive.org/web/20140220085452/http://www.bam.de/de/ueber_uns/geschichte/geschichte_medien/a_martens_schmieroelluntersuchungen_1.pdf"><text:span text:style-name="T84">http://web.archive.org/web/20140220085452/http://www.bam.de/de/ueber_uns/geschichte/geschichte_medien/a_martens_schmieroelluntersuchungen_1.pdf</text:span></text:a><text:span text:style-name="T84"> </text:span></text:p>
      <text:p text:style-name="P23"/>
      <text:p text:style-name="P26">Sahasrabudhe, Shreya N., <text:s/>Veronica Rodriguez-Martinez, Meghan. O’Meara &amp; Brian E. Farkas (2017). „Density, viscosity, and surface tension of five vegetable oils at elevated</text:p>
      <text:p text:style-name="P26">temperatures: Measurement and modeling“. International Journal of Food Properties, 20:sup2, 1965-1981. <text:a xlink:type="simple" xlink:href="https://doi.org/10.1080/10942912.2017.1360905">https://doi.org/10.1080/10942912.2017.1360905</text:a> </text:p>
      <text:p text:style-name="P17"/>
      <text:p text:style-name="P25">Wäsche, Rolf and Mathias Woydt (2014). „Stribeck Curve“. <text:span text:style-name="T109">In </text:span>: Mang T<text:span text:style-name="T109">heo</text:span> (eds) <text:span text:style-name="T109">Encyclopedia of lubricants and lubrication. </text:span>Springer, Berlin, Heidelberg. <text:a xlink:type="simple" xlink:href="https://doi.org/10.1007/978-3-642-22647-2">https://doi.org/10.1007/978-3-642-22647-2</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roman"/>
    <style:font-face style:name="Droid Sans Devanagari" svg:font-family="'Droid Sans Devanagari'" style:font-family-generic="roman"/>
    <style:font-face style:name="Liberation Sans1" svg:font-family="'Liberation Sans'" style:font-family-generic="roman"/>
    <style:font-face style:name="Liberation Serif1" svg:font-family="'Liberation Serif'" style:font-family-generic="roman"/>
    <style:font-face style:name="Times New Roman1" svg:font-family="'Times New Roman'" style:font-family-generic="roman"/>
    <style:font-face style:name="DejaVu Sans" svg:font-family="'DejaVu Sans'" style:font-family-generic="swiss"/>
    <style:font-face style:name="Droid Sans Devanagari2"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p" style:family="paragraph" style:default-outline-level="">
      <style:paragraph-properties fo:margin-left="0cm" fo:margin-right="0cm" fo:margin-top="0cm" fo:margin-bottom="0cm" style:contextual-spacing="false" fo:line-height="150%" fo:orphans="0" fo:widows="0" fo:text-indent="1.27cm" style:auto-text-indent="false" style:writing-mode="lr-tb"/>
      <style:text-properties style:font-name="Liberation Serif" fo:font-family="'Liberation Serif'"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ah" style:family="paragraph" style:default-outline-level="3" style:list-style-name="">
      <style:paragraph-properties fo:margin-top="0.635cm" fo:margin-bottom="0.106cm" style:contextual-spacing="false" fo:line-height="100%" fo:orphans="2" fo:widows="2" style:writing-mode="lr-tb"/>
      <style:text-properties style:font-name="Arial" fo:font-family="Ari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10pt"/>
    </style:style>
    <style:style style:name="paft" style:family="paragraph" style:default-outline-level="">
      <style:paragraph-properties fo:margin-top="0.353cm" fo:margin-bottom="0.353cm" style:contextual-spacing="false"/>
    </style:style>
    <style:style style:name="fig" style:family="paragraph" style:default-outline-level="">
      <style:paragraph-properties fo:margin-top="0.176cm" fo:margin-bottom="0.176cm" style:contextual-spacing="false" fo:line-height="100%" fo:orphans="0" fo:widows="0" style:writing-mode="lr-tb"/>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igh" style:family="paragraph" style:parent-style-name="fig" style:default-outline-level="9" style:list-style-name="">
      <style:paragraph-properties fo:margin-top="0.353cm" fo:margin-bottom="0.106cm" style:contextual-spacing="false" fo:background-color="#c0c0c0">
        <style:background-image/>
      </style:paragraph-properties>
      <style:text-properties fo:font-size="14pt" style:font-size-asian="14pt"/>
    </style:style>
    <style:style style:name="figcap" style:family="paragraph" style:parent-style-name="fig" style:default-outline-leve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f" style:family="paragraph" style:default-outline-level="">
      <style:paragraph-properties fo:margin-left="1.27cm" fo:margin-right="0cm" fo:margin-top="0cm" fo:margin-bottom="0cm" style:contextual-spacing="false" fo:line-height="150%" fo:orphans="0" fo:widows="0" fo:text-indent="-1.27cm" style:auto-text-indent="false" style:writing-mode="lr-tb"/>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i" style:family="text">
      <style:text-properties fo:color="#008000" fo:font-style="italic" style:font-style-asian="italic" style:font-size-complex="12pt"/>
    </style:style>
    <style:style style:name="img" style:family="text">
      <style:text-properties fo:color="#ff0000" style:font-name="Arial" fo:font-family="Arial" style:font-family-generic="roman" style:font-pitch="variable"/>
    </style:style>
    <style:style style:name="fighn" style:family="text">
      <style:text-properties fo:color="#800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 Schmidt</meta:initial-creator>
    <meta:creation-date>2019-09-23T07:21:33.207218451</meta:creation-date>
    <dc:date>2019-12-27T14:16:37.436717568</dc:date>
    <dc:creator>Theo Schmidt</dc:creator>
    <meta:editing-duration>P23DT21H6M15S</meta:editing-duration>
    <meta:editing-cycles>60</meta:editing-cycles>
    <meta:generator>LibreOffice/4.1.6.2$Linux_X86_64 LibreOffice_project/410m0$Build-2</meta:generator>
    <meta:document-statistic meta:table-count="0" meta:image-count="4" meta:object-count="3" meta:page-count="8" meta:paragraph-count="34" meta:word-count="1805" meta:character-count="11135" meta:non-whitespace-character-count="93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number:number-style style:name="N107">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leave-gap" chart:right-angled-axes="true">
        <chart:symbol-image xlink:href="Pictures/2000000D000000DD000000DD0BCC5D00.svm" xlink:type="simple" xlink:actuate="onLoad"/>
      </style:chart-properties>
    </style:style>
    <style:style style:name="ch4" style:family="chart" style:data-style-name="N107">
      <style:chart-properties chart:display-label="true" chart:logarithmic="false" chart:maximum="0.002"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0pt" style:font-size-asian="9pt" style:font-size-complex="9pt"/>
    </style:style>
    <style:style style:name="ch6" style:family="chart" style:data-style-name="N106">
      <style:chart-properties chart:display-label="true" chart:logarithmic="false" chart:minimum="0" chart:maximum="0.013" chart:interval-major="0.001" chart:reverse-direction="false" text:line-break="false" chart:link-data-style-to-source="false" chart:axis-position="0"/>
      <style:graphic-properties svg:stroke-color="#b3b3b3"/>
      <style:text-properties fo:font-size="12pt" style:font-size-asian="10pt" style:font-size-complex="10pt"/>
    </style:style>
    <style:style style:name="ch7" style:family="chart">
      <style:chart-properties chart:auto-position="true" style:rotation-angle="90"/>
      <style:text-properties fo:font-size="10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15cm" chart:symbol-height="0.15cm" chart:link-data-style-to-source="false">
        <chart:symbol-image xlink:href="Pictures/2000000D000000DD000000DD0BCC5D00.svm" xlink:type="simple" xlink:actuate="onLoad"/>
      </style:chart-properties>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21cm" svg:height="16.019cm" xlink:href="." xlink:type="simple" chart:class="chart:scatter" chart:style-name="ch1">
        <chart:title svg:x="5.628cm" svg:y="0.456cm" chart:style-name="ch2">
          <text:p>Stribeck curves from Figure 5 data, Martens 1989</text:p>
        </chart:title>
        <chart:plot-area chart:style-name="ch3" chart:data-source-has-labels="both" svg:x="1.48cm" svg:y="2.195cm" svg:width="18.68cm" svg:height="12.474cm">
          <chartooo:coordinate-region svg:x="2.789cm" svg:y="2.421cm" svg:width="16.853cm" svg:height="11.601cm"/>
          <chart:axis chart:dimension="x" chart:name="primary-x" chart:style-name="ch4" chartooo:axis-type="auto">
            <chart:title svg:x="9.592cm" svg:y="14.99cm" chart:style-name="ch5">
              <text:p>Hersey number</text:p>
            </chart:title>
            <chart:categories table:cell-range-address="local-table.$A$2:.$A$24"/>
          </chart:axis>
          <chart:axis chart:dimension="y" chart:name="primary-y" chart:style-name="ch6">
            <chart:title svg:x="0.451cm" svg:y="10.163cm" chart:style-name="ch7">
              <text:p>Coefficient of friction μ</text:p>
            </chart:title>
            <chart:grid chart:style-name="ch8" chart:class="major"/>
          </chart:axis>
          <chart:series chart:style-name="ch9" chart:values-cell-range-address="local-table.$C$2:.$C$24" chart:label-cell-address="local-table.$C$1" chart:class="chart:scatter">
            <chart:domain table:cell-range-address="local-table.$B$2:.$B$24"/>
            <chart:data-point chart:repeated="23"/>
          </chart:series>
          <chart:wall chart:style-name="ch10"/>
          <chart:floor chart:style-name="ch11"/>
        </chart:plot-area>
        <draw:frame draw:style-name="gr1" draw:text-style-name="P1" svg:width="1.08cm" svg:height="0.532cm" svg:x="10.117cm" svg:y="6.174cm">
          <draw:image xlink:href="Pictures/200000130000059F000002AC98A61C1E.svm" xlink:type="simple" xlink:show="embed" xlink:actuate="onLoad">
            <text:p/>
          </draw:image>
        </draw:frame>
        <draw:frame draw:style-name="gr1" draw:text-style-name="P1" svg:width="1.08cm" svg:height="0.532cm" svg:x="9.556cm" svg:y="4.204cm">
          <draw:image xlink:href="Pictures/200000130000059F000002ACA4635AAE.svm" xlink:type="simple" xlink:show="embed" xlink:actuate="onLoad">
            <text:p/>
          </draw:image>
        </draw:frame>
        <draw:frame draw:style-name="gr1" draw:text-style-name="P1" svg:width="2.397cm" svg:height="0.532cm" svg:x="10.156cm" svg:y="7.983cm">
          <draw:image xlink:href="Pictures/2000002300000C72000002AC56A6AF96.svm" xlink:type="simple" xlink:show="embed" xlink:actuate="onLoad">
            <text:p/>
          </draw:image>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u fig 5</text:p>
                <text:list>
                  <text:list-item>
                    <text:p>mu fig 5</text:p>
                  </text:list-item>
                  <text:list-item>
                    <text:p/>
                  </text:list-item>
                  <text:list-item>
                    <text:p/>
                  </text:list-item>
                </text:list>
              </table:table-cell>
            </table:table-row>
          </table:table-header-rows>
          <table:table-rows>
            <table:table-row>
              <table:table-cell office:value-type="string">
                <text:p>1</text:p>
              </table:table-cell>
              <table:table-cell office:value-type="float" office:value="0.00108297655453619">
                <text:p>0.00108297655453619</text:p>
              </table:table-cell>
              <table:table-cell office:value-type="float" office:value="0.00732">
                <text:p>0.00732</text:p>
              </table:table-cell>
            </table:table-row>
            <table:table-row>
              <table:table-cell office:value-type="string">
                <text:p>2</text:p>
              </table:table-cell>
              <table:table-cell office:value-type="float" office:value="0.000412884811416922">
                <text:p>0.000412884811416922</text:p>
              </table:table-cell>
              <table:table-cell office:value-type="float" office:value="0.00562">
                <text:p>0.00562</text:p>
              </table:table-cell>
            </table:table-row>
            <table:table-row>
              <table:table-cell office:value-type="string">
                <text:p>3</text:p>
              </table:table-cell>
              <table:table-cell office:value-type="float" office:value="0.000245361875637105">
                <text:p>0.000245361875637105</text:p>
              </table:table-cell>
              <table:table-cell office:value-type="float" office:value="0.00447">
                <text:p>0.00447</text:p>
              </table:table-cell>
            </table:table-row>
            <table:table-row>
              <table:table-cell office:value-type="string">
                <text:p>4</text:p>
              </table:table-cell>
              <table:table-cell office:value-type="float" office:value="0.000178793299097956">
                <text:p>0.000178793299097956</text:p>
              </table:table-cell>
              <table:table-cell office:value-type="float" office:value="0.00413">
                <text:p>0.00413</text:p>
              </table:table-cell>
            </table:table-row>
            <table:table-row>
              <table:table-cell office:value-type="string">
                <text:p>5</text:p>
              </table:table-cell>
              <table:table-cell office:value-type="float" office:value="0.000138448707256047">
                <text:p>0.000138448707256047</text:p>
              </table:table-cell>
              <table:table-cell office:value-type="float" office:value="0.00408">
                <text:p>0.00408</text:p>
              </table:table-cell>
            </table:table-row>
            <table:table-row>
              <table:table-cell office:value-type="string">
                <text:p>6</text:p>
              </table:table-cell>
              <table:table-cell office:value-type="float" office:value="0.000109989806320082">
                <text:p>0.000109989806320082</text:p>
              </table:table-cell>
              <table:table-cell office:value-type="float" office:value="0.00445">
                <text:p>0.00445</text:p>
              </table:table-cell>
            </table:table-row>
            <table:table-row>
              <table:table-cell office:value-type="string">
                <text:p>7</text:p>
              </table:table-cell>
              <table:table-cell office:value-type="float" office:value="0.000090975853035634">
                <text:p>0.000090975853035634</text:p>
              </table:table-cell>
              <table:table-cell office:value-type="float" office:value="0.0052">
                <text:p>0.0052</text:p>
              </table:table-cell>
            </table:table-row>
            <table:table-row>
              <table:table-cell office:value-type="string">
                <text:p>8</text:p>
              </table:table-cell>
              <table:table-cell office:value-type="float" office:value="0.0000766256996134095">
                <text:p>0.0000766256996134095</text:p>
              </table:table-cell>
              <table:table-cell office:value-type="float" office:value="0.00595">
                <text:p>0.00595</text:p>
              </table:table-cell>
            </table:table-row>
            <table:table-row>
              <table:table-cell office:value-type="string">
                <text:p>9</text:p>
              </table:table-cell>
              <table:table-cell office:value-type="float" office:value="0.0000625669227935823">
                <text:p>0.0000625669227935823</text:p>
              </table:table-cell>
              <table:table-cell office:value-type="float" office:value="0.00676">
                <text:p>0.006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00203669724770642">
                <text:p>0.00203669724770642</text:p>
              </table:table-cell>
              <table:table-cell office:value-type="float" office:value="0.01267">
                <text:p>0.01267</text:p>
              </table:table-cell>
            </table:table-row>
            <table:table-row>
              <table:table-cell office:value-type="string">
                <text:p>12</text:p>
              </table:table-cell>
              <table:table-cell office:value-type="float" office:value="0.000733211009174312">
                <text:p>0.000733211009174312</text:p>
              </table:table-cell>
              <table:table-cell office:value-type="float" office:value="0.00825">
                <text:p>0.00825</text:p>
              </table:table-cell>
            </table:table-row>
            <table:table-row>
              <table:table-cell office:value-type="string">
                <text:p>13</text:p>
              </table:table-cell>
              <table:table-cell office:value-type="float" office:value="0.000415825688073394">
                <text:p>0.000415825688073394</text:p>
              </table:table-cell>
              <table:table-cell office:value-type="float" office:value="0.00619">
                <text:p>0.00619</text:p>
              </table:table-cell>
            </table:table-row>
            <table:table-row>
              <table:table-cell office:value-type="string">
                <text:p>14</text:p>
              </table:table-cell>
              <table:table-cell office:value-type="float" office:value="0.000294616583001558">
                <text:p>0.000294616583001558</text:p>
              </table:table-cell>
              <table:table-cell office:value-type="float" office:value="0.00528">
                <text:p>0.00528</text:p>
              </table:table-cell>
            </table:table-row>
            <table:table-row>
              <table:table-cell office:value-type="string">
                <text:p>15</text:p>
              </table:table-cell>
              <table:table-cell office:value-type="float" office:value="0.000226299694189602">
                <text:p>0.000226299694189602</text:p>
              </table:table-cell>
              <table:table-cell office:value-type="float" office:value="0.00485">
                <text:p>0.00485</text:p>
              </table:table-cell>
            </table:table-row>
            <table:table-row>
              <table:table-cell office:value-type="string">
                <text:p>16</text:p>
              </table:table-cell>
              <table:table-cell office:value-type="float" office:value="0.000148509174311927">
                <text:p>0.000148509174311927</text:p>
              </table:table-cell>
              <table:table-cell office:value-type="float" office:value="0.00464">
                <text:p>0.00464</text:p>
              </table:table-cell>
            </table:table-row>
            <table:table-row>
              <table:table-cell office:value-type="string">
                <text:p>17</text:p>
              </table:table-cell>
              <table:table-cell office:value-type="float" office:value="0.000113149847094801">
                <text:p>0.000113149847094801</text:p>
              </table:table-cell>
              <table:table-cell office:value-type="float" office:value="0.00497">
                <text:p>0.0049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00346238532110092">
                <text:p>0.00346238532110092</text:p>
              </table:table-cell>
              <table:table-cell office:value-type="float" office:value="0.01572">
                <text:p>0.01572</text:p>
              </table:table-cell>
            </table:table-row>
            <table:table-row>
              <table:table-cell office:value-type="string">
                <text:p>20</text:p>
              </table:table-cell>
              <table:table-cell office:value-type="float" office:value="0.00122201834862385">
                <text:p>0.00122201834862385</text:p>
              </table:table-cell>
              <table:table-cell office:value-type="float" office:value="0.011">
                <text:p>0.011</text:p>
              </table:table-cell>
            </table:table-row>
            <table:table-row>
              <table:table-cell office:value-type="string">
                <text:p>21</text:p>
              </table:table-cell>
              <table:table-cell office:value-type="float" office:value="0.000661926605504587">
                <text:p>0.000661926605504587</text:p>
              </table:table-cell>
              <table:table-cell office:value-type="float" office:value="0.00829">
                <text:p>0.00829</text:p>
              </table:table-cell>
            </table:table-row>
            <table:table-row>
              <table:table-cell office:value-type="string">
                <text:p>22</text:p>
              </table:table-cell>
              <table:table-cell office:value-type="float" office:value="0.000448329582828458">
                <text:p>0.000448329582828458</text:p>
              </table:table-cell>
              <table:table-cell office:value-type="float" office:value="0.00709">
                <text:p>0.00709</text:p>
              </table:table-cell>
            </table:table-row>
            <table:table-row>
              <table:table-cell office:value-type="string">
                <text:p>23</text:p>
              </table:table-cell>
              <table:table-cell office:value-type="float" office:value="0.000329163191548513">
                <text:p>0.000329163191548513</text:p>
              </table:table-cell>
              <table:table-cell office:value-type="float" office:value="0.00623">
                <text:p>0.006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number:number-style style:name="N108">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108">
      <style:chart-properties chart:display-label="true" chart:logarithmic="false" chart:maximum="0.0004"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6">
      <style:chart-properties chart:display-label="true" chart:logarithmic="false" chart:maximum="0.011" chart:interval-major="0.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15cm" chart:symbol-height="0.1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20.302cm" svg:height="10.283cm" xlink:href="." xlink:type="simple" chart:class="chart:scatter" chart:style-name="ch1">
        <chart:title svg:x="5.279cm" svg:y="0.341cm" chart:style-name="ch2">
          <text:p>Stribeck curves from Figure 6 data, Martens 1989</text:p>
        </chart:title>
        <chart:plot-area chart:style-name="ch3" chart:data-source-has-labels="both" svg:x="0.655cm" svg:y="1.14cm" svg:width="19.017cm" svg:height="8.403cm">
          <chartooo:coordinate-region svg:x="1.753cm" svg:y="1.34cm" svg:width="17.309cm" svg:height="7.556cm"/>
          <chart:axis chart:dimension="x" chart:name="primary-x" chart:style-name="ch4" chartooo:axis-type="auto">
            <chart:title svg:x="8.981cm" svg:y="9.723cm" chart:style-name="ch5">
              <text:p>Hersey number</text:p>
            </chart:title>
            <chart:categories table:cell-range-address="local-table.$A$2:.$A$72"/>
          </chart:axis>
          <chart:axis chart:dimension="y" chart:name="primary-y" chart:style-name="ch6">
            <chart:title svg:x="0cm" svg:y="6.973cm" chart:style-name="ch7">
              <text:p>Coefficient of friction μ</text:p>
            </chart:title>
            <chart:grid chart:style-name="ch8" chart:class="major"/>
          </chart:axis>
          <chart:series chart:style-name="ch9" chart:values-cell-range-address="local-table.$C$2:.$C$72" chart:label-cell-address="local-table.$C$1" chart:class="chart:scatter">
            <chart:domain table:cell-range-address="local-table.$B$2:.$B$72"/>
            <chart:data-point chart:repeated="71"/>
          </chart:series>
          <chart:wall chart:style-name="ch10"/>
          <chart:floor chart:style-name="ch11"/>
        </chart:plot-area>
        <draw:frame draw:style-name="gr1" draw:text-style-name="P1" svg:width="0.506cm" svg:height="0.495cm" svg:x="4.194cm" svg:y="1.431cm">
          <draw:image xlink:href="Pictures/2000000E000002D5000002ACBCBEBE4F.svm" xlink:type="simple" xlink:show="embed" xlink:actuate="onLoad">
            <text:p/>
          </draw:image>
        </draw:frame>
        <draw:frame draw:style-name="gr1" draw:text-style-name="P1" svg:width="0.506cm" svg:height="0.495cm" svg:x="3.098cm" svg:y="2.22cm">
          <draw:image xlink:href="Pictures/2000000E000002D5000002AC35EE33FC.svm" xlink:type="simple" xlink:show="embed" xlink:actuate="onLoad">
            <text:p/>
          </draw:image>
        </draw:frame>
        <draw:frame draw:style-name="gr1" draw:text-style-name="P1" svg:width="0.506cm" svg:height="0.495cm" svg:x="2.429cm" svg:y="2.163cm">
          <draw:image xlink:href="Pictures/2000000E000002D5000002AC4D21B76D.svm" xlink:type="simple" xlink:show="embed" xlink:actuate="onLoad">
            <text:p/>
          </draw:image>
        </draw:frame>
        <draw:frame draw:style-name="gr1" draw:text-style-name="P1" svg:width="0.655cm" svg:height="0.495cm" svg:x="1.835cm" svg:y="1.473cm">
          <draw:image xlink:href="Pictures/2000000F000003A9000002AC64886847.svm" xlink:type="simple" xlink:show="embed" xlink:actuate="onLoad">
            <text:p/>
          </draw:image>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u fig 6</text:p>
                <text:list>
                  <text:list-item>
                    <text:p>mu fig 6</text:p>
                  </text:list-item>
                  <text:list-item>
                    <text:p/>
                  </text:list-item>
                  <text:list-item>
                    <text:p/>
                  </text:list-item>
                </text:list>
              </table:table-cell>
            </table:table-row>
          </table:table-header-rows>
          <table:table-rows>
            <table:table-row>
              <table:table-cell office:value-type="string">
                <text:p>1</text:p>
              </table:table-cell>
              <table:table-cell office:value-type="float" office:value="0.00104383282364934">
                <text:p>0.00104383282364934</text:p>
              </table:table-cell>
              <table:table-cell office:value-type="float" office:value="0.0063">
                <text:p>0.0063</text:p>
              </table:table-cell>
            </table:table-row>
            <table:table-row>
              <table:table-cell office:value-type="string">
                <text:p>2</text:p>
              </table:table-cell>
              <table:table-cell office:value-type="float" office:value="0.000417533129459735">
                <text:p>0.000417533129459735</text:p>
              </table:table-cell>
              <table:table-cell office:value-type="float" office:value="0.0054">
                <text:p>0.0054</text:p>
              </table:table-cell>
            </table:table-row>
            <table:table-row>
              <table:table-cell office:value-type="string">
                <text:p>3</text:p>
              </table:table-cell>
              <table:table-cell office:value-type="float" office:value="0.000260958205912334">
                <text:p>0.000260958205912334</text:p>
              </table:table-cell>
              <table:table-cell office:value-type="float" office:value="0.0048">
                <text:p>0.0048</text:p>
              </table:table-cell>
            </table:table-row>
            <table:table-row>
              <table:table-cell office:value-type="string">
                <text:p>4</text:p>
              </table:table-cell>
              <table:table-cell office:value-type="float" office:value="0.0001969495893678">
                <text:p>0.0001969495893678</text:p>
              </table:table-cell>
              <table:table-cell office:value-type="float" office:value="0.0036">
                <text:p>0.0036</text:p>
              </table:table-cell>
            </table:table-row>
            <table:table-row>
              <table:table-cell office:value-type="string">
                <text:p>5</text:p>
              </table:table-cell>
              <table:table-cell office:value-type="float" office:value="0.000158156488431718">
                <text:p>0.000158156488431718</text:p>
              </table:table-cell>
              <table:table-cell office:value-type="float" office:value="0.0031">
                <text:p>0.0031</text:p>
              </table:table-cell>
            </table:table-row>
            <table:table-row>
              <table:table-cell office:value-type="string">
                <text:p>6</text:p>
              </table:table-cell>
              <table:table-cell office:value-type="float" office:value="0.000130479102956167">
                <text:p>0.000130479102956167</text:p>
              </table:table-cell>
              <table:table-cell office:value-type="float" office:value="0.0067">
                <text:p>0.0067</text:p>
              </table:table-cell>
            </table:table-row>
            <table:table-row>
              <table:table-cell office:value-type="string">
                <text:p>7</text:p>
              </table:table-cell>
              <table:table-cell office:value-type="float" office:value="0.000112240088564445">
                <text:p>0.000112240088564445</text:p>
              </table:table-cell>
              <table:table-cell office:value-type="float" office:value="0.0072">
                <text:p>0.0072</text:p>
              </table:table-cell>
            </table:table-row>
            <table:table-row>
              <table:table-cell office:value-type="string">
                <text:p>8</text:p>
              </table:table-cell>
              <table:table-cell office:value-type="float" office:value="0.0000984747946838997">
                <text:p>0.0000984747946838997</text:p>
              </table:table-cell>
              <table:table-cell office:value-type="float" office:value="0.0076">
                <text:p>0.0076</text:p>
              </table:table-cell>
            </table:table-row>
            <table:table-row>
              <table:table-cell office:value-type="string">
                <text:p>9</text:p>
              </table:table-cell>
              <table:table-cell office:value-type="float" office:value="0.000087717044004146">
                <text:p>0.000087717044004146</text:p>
              </table:table-cell>
              <table:table-cell office:value-type="float" office:value="0.0087">
                <text:p>0.0087</text:p>
              </table:table-cell>
            </table:table-row>
            <table:table-row>
              <table:table-cell office:value-type="string">
                <text:p>10</text:p>
              </table:table-cell>
              <table:table-cell office:value-type="float" office:value="0.0000790782442158589">
                <text:p>0.0000790782442158589</text:p>
              </table:table-cell>
              <table:table-cell office:value-type="float" office:value="0.01">
                <text:p>0.01</text:p>
              </table:table-cell>
            </table:table-row>
            <table:table-row>
              <table:table-cell office:value-type="string">
                <text:p>11</text:p>
              </table:table-cell>
              <table:table-cell office:value-type="float" office:value="0.000071988470596506">
                <text:p>0.000071988470596506</text:p>
              </table:table-cell>
              <table:table-cell office:value-type="float" office:value="0.0105">
                <text:p>0.010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000570846075433231">
                <text:p>0.000570846075433231</text:p>
              </table:table-cell>
              <table:table-cell office:value-type="float" office:value="0.0042">
                <text:p>0.0042</text:p>
              </table:table-cell>
            </table:table-row>
            <table:table-row>
              <table:table-cell office:value-type="string">
                <text:p>17</text:p>
              </table:table-cell>
              <table:table-cell office:value-type="float" office:value="0.000228338430173293">
                <text:p>0.000228338430173293</text:p>
              </table:table-cell>
              <table:table-cell office:value-type="float" office:value="0.00375">
                <text:p>0.00375</text:p>
              </table:table-cell>
            </table:table-row>
            <table:table-row>
              <table:table-cell office:value-type="string">
                <text:p>18</text:p>
              </table:table-cell>
              <table:table-cell office:value-type="float" office:value="0.000142711518858308">
                <text:p>0.000142711518858308</text:p>
              </table:table-cell>
              <table:table-cell office:value-type="float" office:value="0.0033">
                <text:p>0.0033</text:p>
              </table:table-cell>
            </table:table-row>
            <table:table-row>
              <table:table-cell office:value-type="string">
                <text:p>19</text:p>
              </table:table-cell>
              <table:table-cell office:value-type="float" office:value="0.000107706806685515">
                <text:p>0.000107706806685515</text:p>
              </table:table-cell>
              <table:table-cell office:value-type="float" office:value="0.0018">
                <text:p>0.0018</text:p>
              </table:table-cell>
            </table:table-row>
            <table:table-row>
              <table:table-cell office:value-type="string">
                <text:p>20</text:p>
              </table:table-cell>
              <table:table-cell office:value-type="float" office:value="0.0000864918296110957">
                <text:p>0.0000864918296110957</text:p>
              </table:table-cell>
              <table:table-cell office:value-type="float" office:value="0.002">
                <text:p>0.002</text:p>
              </table:table-cell>
            </table:table-row>
            <table:table-row>
              <table:table-cell office:value-type="string">
                <text:p>21</text:p>
              </table:table-cell>
              <table:table-cell office:value-type="float" office:value="0.0000713557594291539">
                <text:p>0.0000713557594291539</text:p>
              </table:table-cell>
              <table:table-cell office:value-type="float" office:value="0.0057">
                <text:p>0.0057</text:p>
              </table:table-cell>
            </table:table-row>
            <table:table-row>
              <table:table-cell office:value-type="string">
                <text:p>22</text:p>
              </table:table-cell>
              <table:table-cell office:value-type="float" office:value="0.0000613812984336808">
                <text:p>0.0000613812984336808</text:p>
              </table:table-cell>
              <table:table-cell office:value-type="float" office:value="0.006">
                <text:p>0.006</text:p>
              </table:table-cell>
            </table:table-row>
            <table:table-row>
              <table:table-cell office:value-type="string">
                <text:p>23</text:p>
              </table:table-cell>
              <table:table-cell office:value-type="float" office:value="0.0000538534033427577">
                <text:p>0.0000538534033427577</text:p>
              </table:table-cell>
              <table:table-cell office:value-type="float" office:value="0.0065">
                <text:p>0.0065</text:p>
              </table:table-cell>
            </table:table-row>
            <table:table-row>
              <table:table-cell office:value-type="string">
                <text:p>24</text:p>
              </table:table-cell>
              <table:table-cell office:value-type="float" office:value="0.0000479702584397673">
                <text:p>0.0000479702584397673</text:p>
              </table:table-cell>
              <table:table-cell office:value-type="float" office:value="0.00775">
                <text:p>0.00775</text:p>
              </table:table-cell>
            </table:table-row>
            <table:table-row>
              <table:table-cell office:value-type="string">
                <text:p>25</text:p>
              </table:table-cell>
              <table:table-cell office:value-type="float" office:value="0.0000432459148055478">
                <text:p>0.0000432459148055478</text:p>
              </table:table-cell>
              <table:table-cell office:value-type="float" office:value="0.0081">
                <text:p>0.0081</text:p>
              </table:table-cell>
            </table:table-row>
            <table:table-row>
              <table:table-cell office:value-type="string">
                <text:p>26</text:p>
              </table:table-cell>
              <table:table-cell office:value-type="float" office:value="0.0000393686948574642">
                <text:p>0.0000393686948574642</text:p>
              </table:table-cell>
              <table:table-cell office:value-type="float" office:value="0.0088">
                <text:p>0.0088</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0.000309887869520897">
                <text:p>0.000309887869520897</text:p>
              </table:table-cell>
              <table:table-cell office:value-type="float" office:value="0.0045">
                <text:p>0.0045</text:p>
              </table:table-cell>
            </table:table-row>
            <table:table-row>
              <table:table-cell office:value-type="string">
                <text:p>32</text:p>
              </table:table-cell>
              <table:table-cell office:value-type="float" office:value="0.000123955147808359">
                <text:p>0.000123955147808359</text:p>
              </table:table-cell>
              <table:table-cell office:value-type="float" office:value="0.0029">
                <text:p>0.0029</text:p>
              </table:table-cell>
            </table:table-row>
            <table:table-row>
              <table:table-cell office:value-type="string">
                <text:p>33</text:p>
              </table:table-cell>
              <table:table-cell office:value-type="float" office:value="0.0000774719673802243">
                <text:p>0.0000774719673802243</text:p>
              </table:table-cell>
              <table:table-cell office:value-type="float" office:value="0.0024">
                <text:p>0.0024</text:p>
              </table:table-cell>
            </table:table-row>
            <table:table-row>
              <table:table-cell office:value-type="string">
                <text:p>34</text:p>
              </table:table-cell>
              <table:table-cell office:value-type="float" office:value="0.0000584694093435655">
                <text:p>0.0000584694093435655</text:p>
              </table:table-cell>
              <table:table-cell office:value-type="float" office:value="0.0013">
                <text:p>0.0013</text:p>
              </table:table-cell>
            </table:table-row>
            <table:table-row>
              <table:table-cell office:value-type="string">
                <text:p>35</text:p>
              </table:table-cell>
              <table:table-cell office:value-type="float" office:value="0.0000469527075031662">
                <text:p>0.0000469527075031662</text:p>
              </table:table-cell>
              <table:table-cell office:value-type="float" office:value="0.00125">
                <text:p>0.00125</text:p>
              </table:table-cell>
            </table:table-row>
            <table:table-row>
              <table:table-cell office:value-type="string">
                <text:p>36</text:p>
              </table:table-cell>
              <table:table-cell office:value-type="float" office:value="0.0000387359836901121">
                <text:p>0.0000387359836901121</text:p>
              </table:table-cell>
              <table:table-cell office:value-type="float" office:value="0.0055">
                <text:p>0.0055</text:p>
              </table:table-cell>
            </table:table-row>
            <table:table-row>
              <table:table-cell office:value-type="string">
                <text:p>37</text:p>
              </table:table-cell>
              <table:table-cell office:value-type="float" office:value="0.0000333212762925696">
                <text:p>0.0000333212762925696</text:p>
              </table:table-cell>
              <table:table-cell office:value-type="float" office:value="0.00575">
                <text:p>0.00575</text:p>
              </table:table-cell>
            </table:table-row>
            <table:table-row>
              <table:table-cell office:value-type="string">
                <text:p>38</text:p>
              </table:table-cell>
              <table:table-cell office:value-type="float" office:value="0.0000292347046717827">
                <text:p>0.0000292347046717827</text:p>
              </table:table-cell>
              <table:table-cell office:value-type="float" office:value="0.0063">
                <text:p>0.0063</text:p>
              </table:table-cell>
            </table:table-row>
            <table:table-row>
              <table:table-cell office:value-type="string">
                <text:p>39</text:p>
              </table:table-cell>
              <table:table-cell office:value-type="float" office:value="0.0000260409974387308">
                <text:p>0.0000260409974387308</text:p>
              </table:table-cell>
              <table:table-cell office:value-type="float" office:value="0.0077">
                <text:p>0.0077</text:p>
              </table:table-cell>
            </table:table-row>
            <table:table-row>
              <table:table-cell office:value-type="string">
                <text:p>40</text:p>
              </table:table-cell>
              <table:table-cell office:value-type="float" office:value="0.0000234763537515831">
                <text:p>0.0000234763537515831</text:p>
              </table:table-cell>
              <table:table-cell office:value-type="float" office:value="0.0082">
                <text:p>0.0082</text:p>
              </table:table-cell>
            </table:table-row>
            <table:table-row>
              <table:table-cell office:value-type="string">
                <text:p>41</text:p>
              </table:table-cell>
              <table:table-cell office:value-type="float" office:value="0.0000213715772083377">
                <text:p>0.0000213715772083377</text:p>
              </table:table-cell>
              <table:table-cell office:value-type="float" office:value="0.0089">
                <text:p>0.0089</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0.000195718654434251">
                <text:p>0.000195718654434251</text:p>
              </table:table-cell>
              <table:table-cell office:value-type="float" office:value="0.0053">
                <text:p>0.0053</text:p>
              </table:table-cell>
            </table:table-row>
            <table:table-row>
              <table:table-cell office:value-type="string">
                <text:p>47</text:p>
              </table:table-cell>
              <table:table-cell office:value-type="float" office:value="0.0000782874617737003">
                <text:p>0.0000782874617737003</text:p>
              </table:table-cell>
              <table:table-cell office:value-type="float" office:value="0.0023">
                <text:p>0.0023</text:p>
              </table:table-cell>
            </table:table-row>
            <table:table-row>
              <table:table-cell office:value-type="string">
                <text:p>48</text:p>
              </table:table-cell>
              <table:table-cell office:value-type="float" office:value="0.0000489296636085627">
                <text:p>0.0000489296636085627</text:p>
              </table:table-cell>
              <table:table-cell office:value-type="float" office:value="0.002">
                <text:p>0.002</text:p>
              </table:table-cell>
            </table:table-row>
            <table:table-row>
              <table:table-cell office:value-type="string">
                <text:p>49</text:p>
              </table:table-cell>
              <table:table-cell office:value-type="float" office:value="0.0000369280480064624">
                <text:p>0.0000369280480064624</text:p>
              </table:table-cell>
              <table:table-cell office:value-type="float" office:value="0.0011">
                <text:p>0.0011</text:p>
              </table:table-cell>
            </table:table-row>
            <table:table-row>
              <table:table-cell office:value-type="string">
                <text:p>50</text:p>
              </table:table-cell>
              <table:table-cell office:value-type="float" office:value="0.0000296543415809471">
                <text:p>0.0000296543415809471</text:p>
              </table:table-cell>
              <table:table-cell office:value-type="float" office:value="0.0012">
                <text:p>0.0012</text:p>
              </table:table-cell>
            </table:table-row>
            <table:table-row>
              <table:table-cell office:value-type="string">
                <text:p>51</text:p>
              </table:table-cell>
              <table:table-cell office:value-type="float" office:value="0.0000244648318042813">
                <text:p>0.0000244648318042813</text:p>
              </table:table-cell>
              <table:table-cell office:value-type="float" office:value="0.0057">
                <text:p>0.0057</text:p>
              </table:table-cell>
            </table:table-row>
            <table:table-row>
              <table:table-cell office:value-type="string">
                <text:p>52</text:p>
              </table:table-cell>
              <table:table-cell office:value-type="float" office:value="0.0000210450166058334">
                <text:p>0.0000210450166058334</text:p>
              </table:table-cell>
              <table:table-cell office:value-type="float" office:value="0.0062">
                <text:p>0.0062</text:p>
              </table:table-cell>
            </table:table-row>
            <table:table-row>
              <table:table-cell office:value-type="string">
                <text:p>53</text:p>
              </table:table-cell>
              <table:table-cell office:value-type="float" office:value="0.0000184640240032312">
                <text:p>0.0000184640240032312</text:p>
              </table:table-cell>
              <table:table-cell office:value-type="float" office:value="0.00675">
                <text:p>0.00675</text:p>
              </table:table-cell>
            </table:table-row>
            <table:table-row>
              <table:table-cell office:value-type="string">
                <text:p>54</text:p>
              </table:table-cell>
              <table:table-cell office:value-type="float" office:value="0.0000164469457507774">
                <text:p>0.0000164469457507774</text:p>
              </table:table-cell>
              <table:table-cell office:value-type="float" office:value="0.0081">
                <text:p>0.0081</text:p>
              </table:table-cell>
            </table:table-row>
            <table:table-row>
              <table:table-cell office:value-type="string">
                <text:p>55</text:p>
              </table:table-cell>
              <table:table-cell office:value-type="float" office:value="0.0000148271707904735">
                <text:p>0.0000148271707904735</text:p>
              </table:table-cell>
              <table:table-cell office:value-type="float" office:value="0.0088">
                <text:p>0.0088</text:p>
              </table:table-cell>
            </table:table-row>
            <table:table-row>
              <table:table-cell office:value-type="string">
                <text:p>56</text:p>
              </table:table-cell>
              <table:table-cell office:value-type="float" office:value="0.0000134978382368449">
                <text:p>0.0000134978382368449</text:p>
              </table:table-cell>
              <table:table-cell office:value-type="float" office:value="NaN">
                <text:p>NaN</text:p>
              </table:table-cell>
            </table:table-row>
            <table:table-row>
              <table:table-cell office:value-type="string">
                <text:p>57</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0.000130479102956167">
                <text:p>0.000130479102956167</text:p>
              </table:table-cell>
              <table:table-cell office:value-type="float" office:value="0.0064">
                <text:p>0.0064</text:p>
              </table:table-cell>
            </table:table-row>
            <table:table-row>
              <table:table-cell office:value-type="string">
                <text:p>62</text:p>
              </table:table-cell>
              <table:table-cell office:value-type="float" office:value="0.0000521916411824669">
                <text:p>0.0000521916411824669</text:p>
              </table:table-cell>
              <table:table-cell office:value-type="float" office:value="0.0025">
                <text:p>0.0025</text:p>
              </table:table-cell>
            </table:table-row>
            <table:table-row>
              <table:table-cell office:value-type="string">
                <text:p>63</text:p>
              </table:table-cell>
              <table:table-cell office:value-type="float" office:value="0.0000326197757390418">
                <text:p>0.0000326197757390418</text:p>
              </table:table-cell>
              <table:table-cell office:value-type="float" office:value="0.0022">
                <text:p>0.0022</text:p>
              </table:table-cell>
            </table:table-row>
            <table:table-row>
              <table:table-cell office:value-type="string">
                <text:p>64</text:p>
              </table:table-cell>
              <table:table-cell office:value-type="float" office:value="0.0000246186986709749">
                <text:p>0.0000246186986709749</text:p>
              </table:table-cell>
              <table:table-cell office:value-type="float" office:value="0.0013">
                <text:p>0.0013</text:p>
              </table:table-cell>
            </table:table-row>
            <table:table-row>
              <table:table-cell office:value-type="string">
                <text:p>65</text:p>
              </table:table-cell>
              <table:table-cell office:value-type="float" office:value="0.0000197695610539647">
                <text:p>0.0000197695610539647</text:p>
              </table:table-cell>
              <table:table-cell office:value-type="float" office:value="0.0018">
                <text:p>0.0018</text:p>
              </table:table-cell>
            </table:table-row>
            <table:table-row>
              <table:table-cell office:value-type="string">
                <text:p>66</text:p>
              </table:table-cell>
              <table:table-cell office:value-type="float" office:value="0.0000163098878695209">
                <text:p>0.0000163098878695209</text:p>
              </table:table-cell>
              <table:table-cell office:value-type="float" office:value="0.0065">
                <text:p>0.0065</text:p>
              </table:table-cell>
            </table:table-row>
            <table:table-row>
              <table:table-cell office:value-type="string">
                <text:p>67</text:p>
              </table:table-cell>
              <table:table-cell office:value-type="float" office:value="0.0000140300110705556">
                <text:p>0.0000140300110705556</text:p>
              </table:table-cell>
              <table:table-cell office:value-type="float" office:value="0.0072">
                <text:p>0.0072</text:p>
              </table:table-cell>
            </table:table-row>
            <table:table-row>
              <table:table-cell office:value-type="string">
                <text:p>68</text:p>
              </table:table-cell>
              <table:table-cell office:value-type="float" office:value="0.0000123093493354875">
                <text:p>0.0000123093493354875</text:p>
              </table:table-cell>
              <table:table-cell office:value-type="float" office:value="0.0077">
                <text:p>0.0077</text:p>
              </table:table-cell>
            </table:table-row>
            <table:table-row>
              <table:table-cell office:value-type="string">
                <text:p>69</text:p>
              </table:table-cell>
              <table:table-cell office:value-type="float" office:value="0.0000109646305005182">
                <text:p>0.0000109646305005182</text:p>
              </table:table-cell>
              <table:table-cell office:value-type="float" office:value="0.009">
                <text:p>0.009</text:p>
              </table:table-cell>
            </table:table-row>
            <table:table-row>
              <table:table-cell office:value-type="string">
                <text:p>70</text:p>
              </table:table-cell>
              <table:table-cell office:value-type="float" office:value="0.00000988478052698236">
                <text:p>0.00000988478052698236</text:p>
              </table:table-cell>
              <table:table-cell office:value-type="float" office:value="0.01">
                <text:p>0.01</text:p>
              </table:table-cell>
            </table:table-row>
            <table:table-row>
              <table:table-cell office:value-type="string">
                <text:p>71</text:p>
              </table:table-cell>
              <table:table-cell office:value-type="float" office:value="0.00000899855882456325">
                <text:p>0.00000899855882456325</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number:number-style style:name="N108">
      <number:number number:decimal-places="5"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8">
      <style:chart-properties chart:display-label="true" chart:logarithmic="false" chart:maximum="0.0004"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0pt" style:font-size-asian="9pt" style:font-size-complex="9pt"/>
    </style:style>
    <style:style style:name="ch7" style:family="chart" style:data-style-name="N106">
      <style:chart-properties chart:display-label="true" chart:logarithmic="false" chart:maximum="0.0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5cm" chart:symbol-height="0.1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21cm" svg:height="11.724cm" xlink:href="." xlink:type="simple" chart:class="chart:scatter" chart:style-name="ch1">
        <chart:title svg:x="5.628cm" svg:y="0.861cm" chart:style-name="ch2">
          <text:p>Stribeck curves from Figure 7 data, Martens 1989</text:p>
        </chart:title>
        <chart:subtitle svg:x="2.456cm" svg:y="3.966cm" chart:style-name="ch3">
          <text:p>160 kgf/cm²</text:p>
        </chart:subtitle>
        <chart:plot-area chart:style-name="ch4" chart:data-source-has-labels="both" svg:x="1.48cm" svg:y="2.534cm" svg:width="18.68cm" svg:height="7.926cm">
          <chartooo:coordinate-region svg:x="2.578cm" svg:y="2.733cm" svg:width="16.972cm" svg:height="7.08cm"/>
          <chart:axis chart:dimension="x" chart:name="primary-x" chart:style-name="ch5" chartooo:axis-type="auto">
            <chart:title svg:x="9.592cm" svg:y="10.695cm" chart:style-name="ch6">
              <text:p>Hersey number</text:p>
            </chart:title>
            <chart:categories table:cell-range-address="local-table.$A$2:.$A$99"/>
          </chart:axis>
          <chart:axis chart:dimension="y" chart:name="primary-y" chart:style-name="ch7">
            <chart:title svg:x="0.451cm" svg:y="8.519cm" chart:style-name="ch8">
              <text:p>Coefficient of resistance μ</text:p>
            </chart:title>
            <chart:grid chart:style-name="ch9" chart:class="major"/>
          </chart:axis>
          <chart:series chart:style-name="ch10" chart:values-cell-range-address="local-table.$C$2:.$C$99" chart:label-cell-address="local-table.$C$1" chart:class="chart:scatter">
            <chart:domain table:cell-range-address="local-table.$B$2:.$B$99"/>
            <chart:data-point chart:repeated="98"/>
          </chart:series>
          <chart:wall chart:style-name="ch11"/>
          <chart:floor chart:style-name="ch12"/>
        </chart:plot-area>
        <draw:frame draw:style-name="gr1" draw:text-style-name="P1" svg:width="0.566cm" svg:height="0.532cm" svg:x="5.437cm" svg:y="4.792cm">
          <draw:image xlink:href="Pictures/2000000D0000030A000002AC63C7996B.svm" xlink:type="simple" xlink:show="embed" xlink:actuate="onLoad">
            <text:p/>
          </draw:image>
        </draw:frame>
        <draw:frame draw:style-name="gr1" draw:text-style-name="P1" svg:width="0.566cm" svg:height="0.532cm" svg:x="6.054cm" svg:y="5.655cm">
          <draw:image xlink:href="Pictures/2000000D0000030A000002ACE1FFBBB9.svm" xlink:type="simple" xlink:show="embed" xlink:actuate="onLoad">
            <text:p/>
          </draw:image>
        </draw:frame>
        <draw:frame draw:style-name="gr1" draw:text-style-name="P1" svg:width="0.566cm" svg:height="0.532cm" svg:x="6.864cm" svg:y="6.376cm">
          <draw:image xlink:href="Pictures/2000000D0000030A000002AC2938A7C8.svm" xlink:type="simple" xlink:show="embed" xlink:actuate="onLoad">
            <text:p/>
          </draw:image>
        </draw:frame>
        <draw:frame draw:style-name="gr1" draw:text-style-name="P1" svg:width="0.412cm" svg:height="0.532cm" svg:x="7.809cm" svg:y="6.519cm">
          <draw:image xlink:href="Pictures/2000000C00000236000002ACC5B1568A.svm" xlink:type="simple" xlink:show="embed" xlink:actuate="onLoad">
            <text:p/>
          </draw:image>
        </draw:frame>
        <draw:frame draw:style-name="gr1" draw:text-style-name="P1" svg:width="0.412cm" svg:height="0.532cm" svg:x="9.873cm" svg:y="6.478cm">
          <draw:image xlink:href="Pictures/2000000C00000236000002AC35E71851.svm" xlink:type="simple" xlink:show="embed" xlink:actuate="onLoad">
            <text:p/>
          </draw:image>
        </draw:frame>
        <draw:frame draw:style-name="gr1" draw:text-style-name="P1" svg:width="0.412cm" svg:height="0.532cm" svg:x="13.749cm" svg:y="6.252cm">
          <draw:image xlink:href="Pictures/2000000C00000236000002AC5630DB0F.svm" xlink:type="simple" xlink:show="embed" xlink:actuate="onLoad">
            <text:p/>
          </draw:image>
        </draw:frame>
        <draw:frame draw:style-name="gr1" draw:text-style-name="P1" svg:width="0.412cm" svg:height="0.532cm" svg:x="14.944cm" svg:y="7.095cm">
          <draw:image xlink:href="Pictures/2000000C00000236000002ACF2489EED.svm" xlink:type="simple" xlink:show="embed" xlink:actuate="onLoad">
            <text:p/>
          </draw:image>
        </draw:frame>
        <draw:frame draw:style-name="gr1" draw:text-style-name="P1" svg:width="1.436cm" svg:height="0.532cm" svg:x="8.31cm" svg:y="4.038cm">
          <draw:image xlink:href="Pictures/20000017000007B1000002AC5E73193E.svm" xlink:type="simple" xlink:show="embed" xlink:actuate="onLoad">
            <text:p/>
          </draw:image>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u fig 7</text:p>
                <text:list>
                  <text:list-item>
                    <text:p>mu fig 7</text:p>
                  </text:list-item>
                  <text:list-item>
                    <text:p/>
                  </text:list-item>
                  <text:list-item>
                    <text:p/>
                  </text:list-item>
                </text:list>
              </table:table-cell>
            </table:table-row>
          </table:table-header-rows>
          <table:table-rows>
            <table:table-row>
              <table:table-cell office:value-type="string">
                <text:p>1</text:p>
              </table:table-cell>
              <table:table-cell office:value-type="float" office:value="0.00104383282364934">
                <text:p>0.00104383282364934</text:p>
              </table:table-cell>
              <table:table-cell office:value-type="float" office:value="0.009">
                <text:p>0.009</text:p>
              </table:table-cell>
            </table:table-row>
            <table:table-row>
              <table:table-cell office:value-type="string">
                <text:p>2</text:p>
              </table:table-cell>
              <table:table-cell office:value-type="float" office:value="0.000570846075433231">
                <text:p>0.000570846075433231</text:p>
              </table:table-cell>
              <table:table-cell office:value-type="float" office:value="0.006">
                <text:p>0.006</text:p>
              </table:table-cell>
            </table:table-row>
            <table:table-row>
              <table:table-cell office:value-type="string">
                <text:p>3</text:p>
              </table:table-cell>
              <table:table-cell office:value-type="float" office:value="0.000309887869520897">
                <text:p>0.000309887869520897</text:p>
              </table:table-cell>
              <table:table-cell office:value-type="float" office:value="0.007">
                <text:p>0.007</text:p>
              </table:table-cell>
            </table:table-row>
            <table:table-row>
              <table:table-cell office:value-type="string">
                <text:p>4</text:p>
              </table:table-cell>
              <table:table-cell office:value-type="float" office:value="0.000195718654434251">
                <text:p>0.000195718654434251</text:p>
              </table:table-cell>
              <table:table-cell office:value-type="float" office:value="0.007">
                <text:p>0.007</text:p>
              </table:table-cell>
            </table:table-row>
            <table:table-row>
              <table:table-cell office:value-type="string">
                <text:p>5</text:p>
              </table:table-cell>
              <table:table-cell office:value-type="float" office:value="0.000130479102956167">
                <text:p>0.000130479102956167</text:p>
              </table:table-cell>
              <table:table-cell office:value-type="float" office:value="0.007">
                <text:p>0.007</text:p>
              </table:table-cell>
            </table:table-row>
            <table:table-row>
              <table:table-cell office:value-type="string">
                <text:p>6</text:p>
              </table:table-cell>
              <table:table-cell office:value-type="float" office:value="0.0000897043832823649">
                <text:p>0.0000897043832823649</text:p>
              </table:table-cell>
              <table:table-cell office:value-type="float" office:value="NaN">
                <text:p>NaN</text:p>
              </table:table-cell>
            </table:table-row>
            <table:table-row>
              <table:table-cell office:value-type="string">
                <text:p>7</text:p>
              </table:table-cell>
              <table:table-cell office:value-type="float" office:value="0.0000717635066258919">
                <text:p>0.0000717635066258919</text:p>
              </table:table-cell>
              <table:table-cell office:value-type="float" office:value="NaN">
                <text:p>NaN</text:p>
              </table:table-cell>
            </table:table-row>
            <table:table-row>
              <table:table-cell office:value-type="string">
                <text:p>8</text:p>
              </table:table-cell>
              <table:table-cell office:value-type="float" office:value="0.0000603465851172273">
                <text:p>0.0000603465851172273</text:p>
              </table:table-cell>
              <table:table-cell office:value-type="float" office:value="NaN">
                <text:p>NaN</text:p>
              </table:table-cell>
            </table:table-row>
            <table:table-row>
              <table:table-cell office:value-type="string">
                <text:p>9</text:p>
              </table:table-cell>
              <table:table-cell office:value-type="float" office:value="0.0000489296636085627">
                <text:p>0.0000489296636085627</text:p>
              </table:table-cell>
              <table:table-cell office:value-type="float" office:value="NaN">
                <text:p>NaN</text:p>
              </table:table-cell>
            </table:table-row>
            <table:table-row>
              <table:table-cell office:value-type="string">
                <text:p>10</text:p>
              </table:table-cell>
              <table:table-cell office:value-type="float" office:value="0.0000424057084607543">
                <text:p>0.0000424057084607543</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000521916411824669">
                <text:p>0.000521916411824669</text:p>
              </table:table-cell>
              <table:table-cell office:value-type="float" office:value="0.006">
                <text:p>0.006</text:p>
              </table:table-cell>
            </table:table-row>
            <table:table-row>
              <table:table-cell office:value-type="string">
                <text:p>13</text:p>
              </table:table-cell>
              <table:table-cell office:value-type="float" office:value="0.000285423037716616">
                <text:p>0.000285423037716616</text:p>
              </table:table-cell>
              <table:table-cell office:value-type="float" office:value="0.003">
                <text:p>0.003</text:p>
              </table:table-cell>
            </table:table-row>
            <table:table-row>
              <table:table-cell office:value-type="string">
                <text:p>14</text:p>
              </table:table-cell>
              <table:table-cell office:value-type="float" office:value="0.000154943934760449">
                <text:p>0.000154943934760449</text:p>
              </table:table-cell>
              <table:table-cell office:value-type="float" office:value="0.0033">
                <text:p>0.0033</text:p>
              </table:table-cell>
            </table:table-row>
            <table:table-row>
              <table:table-cell office:value-type="string">
                <text:p>15</text:p>
              </table:table-cell>
              <table:table-cell office:value-type="float" office:value="0.0000978593272171254">
                <text:p>0.0000978593272171254</text:p>
              </table:table-cell>
              <table:table-cell office:value-type="float" office:value="0.003">
                <text:p>0.003</text:p>
              </table:table-cell>
            </table:table-row>
            <table:table-row>
              <table:table-cell office:value-type="string">
                <text:p>16</text:p>
              </table:table-cell>
              <table:table-cell office:value-type="float" office:value="0.0000652395514780836">
                <text:p>0.0000652395514780836</text:p>
              </table:table-cell>
              <table:table-cell office:value-type="float" office:value="0.0027">
                <text:p>0.0027</text:p>
              </table:table-cell>
            </table:table-row>
            <table:table-row>
              <table:table-cell office:value-type="string">
                <text:p>17</text:p>
              </table:table-cell>
              <table:table-cell office:value-type="float" office:value="0.0000448521916411825">
                <text:p>0.0000448521916411825</text:p>
              </table:table-cell>
              <table:table-cell office:value-type="float" office:value="NaN">
                <text:p>NaN</text:p>
              </table:table-cell>
            </table:table-row>
            <table:table-row>
              <table:table-cell office:value-type="string">
                <text:p>18</text:p>
              </table:table-cell>
              <table:table-cell office:value-type="float" office:value="0.000035881753312946">
                <text:p>0.000035881753312946</text:p>
              </table:table-cell>
              <table:table-cell office:value-type="float" office:value="NaN">
                <text:p>NaN</text:p>
              </table:table-cell>
            </table:table-row>
            <table:table-row>
              <table:table-cell office:value-type="string">
                <text:p>19</text:p>
              </table:table-cell>
              <table:table-cell office:value-type="float" office:value="0.0000301732925586137">
                <text:p>0.0000301732925586137</text:p>
              </table:table-cell>
              <table:table-cell office:value-type="float" office:value="NaN">
                <text:p>NaN</text:p>
              </table:table-cell>
            </table:table-row>
            <table:table-row>
              <table:table-cell office:value-type="string">
                <text:p>20</text:p>
              </table:table-cell>
              <table:table-cell office:value-type="float" office:value="0.0000244648318042813">
                <text:p>0.0000244648318042813</text:p>
              </table:table-cell>
              <table:table-cell office:value-type="float" office:value="NaN">
                <text:p>NaN</text:p>
              </table:table-cell>
            </table:table-row>
            <table:table-row>
              <table:table-cell office:value-type="string">
                <text:p>21</text:p>
              </table:table-cell>
              <table:table-cell office:value-type="float" office:value="0.0000212028542303772">
                <text:p>0.0000212028542303772</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000260958205912334">
                <text:p>0.000260958205912334</text:p>
              </table:table-cell>
              <table:table-cell office:value-type="float" office:value="0.0048">
                <text:p>0.0048</text:p>
              </table:table-cell>
            </table:table-row>
            <table:table-row>
              <table:table-cell office:value-type="string">
                <text:p>24</text:p>
              </table:table-cell>
              <table:table-cell office:value-type="float" office:value="0.000142711518858308">
                <text:p>0.000142711518858308</text:p>
              </table:table-cell>
              <table:table-cell office:value-type="float" office:value="0.0034">
                <text:p>0.0034</text:p>
              </table:table-cell>
            </table:table-row>
            <table:table-row>
              <table:table-cell office:value-type="string">
                <text:p>25</text:p>
              </table:table-cell>
              <table:table-cell office:value-type="float" office:value="0.0000774719673802243">
                <text:p>0.0000774719673802243</text:p>
              </table:table-cell>
              <table:table-cell office:value-type="float" office:value="0.0024">
                <text:p>0.0024</text:p>
              </table:table-cell>
            </table:table-row>
            <table:table-row>
              <table:table-cell office:value-type="string">
                <text:p>26</text:p>
              </table:table-cell>
              <table:table-cell office:value-type="float" office:value="0.0000489296636085627">
                <text:p>0.0000489296636085627</text:p>
              </table:table-cell>
              <table:table-cell office:value-type="float" office:value="0.0018">
                <text:p>0.0018</text:p>
              </table:table-cell>
            </table:table-row>
            <table:table-row>
              <table:table-cell office:value-type="string">
                <text:p>27</text:p>
              </table:table-cell>
              <table:table-cell office:value-type="float" office:value="0.0000326197757390418">
                <text:p>0.0000326197757390418</text:p>
              </table:table-cell>
              <table:table-cell office:value-type="float" office:value="0.002">
                <text:p>0.002</text:p>
              </table:table-cell>
            </table:table-row>
            <table:table-row>
              <table:table-cell office:value-type="string">
                <text:p>28</text:p>
              </table:table-cell>
              <table:table-cell office:value-type="float" office:value="0.0000224260958205912">
                <text:p>0.0000224260958205912</text:p>
              </table:table-cell>
              <table:table-cell office:value-type="float" office:value="NaN">
                <text:p>NaN</text:p>
              </table:table-cell>
            </table:table-row>
            <table:table-row>
              <table:table-cell office:value-type="string">
                <text:p>29</text:p>
              </table:table-cell>
              <table:table-cell office:value-type="float" office:value="0.000017940876656473">
                <text:p>0.000017940876656473</text:p>
              </table:table-cell>
              <table:table-cell office:value-type="float" office:value="NaN">
                <text:p>NaN</text:p>
              </table:table-cell>
            </table:table-row>
            <table:table-row>
              <table:table-cell office:value-type="string">
                <text:p>30</text:p>
              </table:table-cell>
              <table:table-cell office:value-type="float" office:value="0.0000150866462793068">
                <text:p>0.0000150866462793068</text:p>
              </table:table-cell>
              <table:table-cell office:value-type="float" office:value="NaN">
                <text:p>NaN</text:p>
              </table:table-cell>
            </table:table-row>
            <table:table-row>
              <table:table-cell office:value-type="string">
                <text:p>31</text:p>
              </table:table-cell>
              <table:table-cell office:value-type="float" office:value="0.0000122324159021407">
                <text:p>0.0000122324159021407</text:p>
              </table:table-cell>
              <table:table-cell office:value-type="float" office:value="NaN">
                <text:p>NaN</text:p>
              </table:table-cell>
            </table:table-row>
            <table:table-row>
              <table:table-cell office:value-type="string">
                <text:p>32</text:p>
              </table:table-cell>
              <table:table-cell office:value-type="float" office:value="0.0000106014271151886">
                <text:p>0.0000106014271151886</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0.00017397213727489">
                <text:p>0.00017397213727489</text:p>
              </table:table-cell>
              <table:table-cell office:value-type="float" office:value="0.0042">
                <text:p>0.0042</text:p>
              </table:table-cell>
            </table:table-row>
            <table:table-row>
              <table:table-cell office:value-type="string">
                <text:p>35</text:p>
              </table:table-cell>
              <table:table-cell office:value-type="float" office:value="0.0000951410125722052">
                <text:p>0.0000951410125722052</text:p>
              </table:table-cell>
              <table:table-cell office:value-type="float" office:value="0.0028">
                <text:p>0.0028</text:p>
              </table:table-cell>
            </table:table-row>
            <table:table-row>
              <table:table-cell office:value-type="string">
                <text:p>36</text:p>
              </table:table-cell>
              <table:table-cell office:value-type="float" office:value="0.0000516479782534828">
                <text:p>0.0000516479782534828</text:p>
              </table:table-cell>
              <table:table-cell office:value-type="float" office:value="0.0022">
                <text:p>0.0022</text:p>
              </table:table-cell>
            </table:table-row>
            <table:table-row>
              <table:table-cell office:value-type="string">
                <text:p>37</text:p>
              </table:table-cell>
              <table:table-cell office:value-type="float" office:value="0.0000326197757390418">
                <text:p>0.0000326197757390418</text:p>
              </table:table-cell>
              <table:table-cell office:value-type="float" office:value="0.0021">
                <text:p>0.0021</text:p>
              </table:table-cell>
            </table:table-row>
            <table:table-row>
              <table:table-cell office:value-type="string">
                <text:p>38</text:p>
              </table:table-cell>
              <table:table-cell office:value-type="float" office:value="0.0000217465171593612">
                <text:p>0.0000217465171593612</text:p>
              </table:table-cell>
              <table:table-cell office:value-type="float" office:value="0.0025">
                <text:p>0.0025</text:p>
              </table:table-cell>
            </table:table-row>
            <table:table-row>
              <table:table-cell office:value-type="string">
                <text:p>39</text:p>
              </table:table-cell>
              <table:table-cell office:value-type="float" office:value="0.0000149507305470608">
                <text:p>0.0000149507305470608</text:p>
              </table:table-cell>
              <table:table-cell office:value-type="float" office:value="NaN">
                <text:p>NaN</text:p>
              </table:table-cell>
            </table:table-row>
            <table:table-row>
              <table:table-cell office:value-type="string">
                <text:p>40</text:p>
              </table:table-cell>
              <table:table-cell office:value-type="float" office:value="0.0000119605844376487">
                <text:p>0.0000119605844376487</text:p>
              </table:table-cell>
              <table:table-cell office:value-type="float" office:value="NaN">
                <text:p>NaN</text:p>
              </table:table-cell>
            </table:table-row>
            <table:table-row>
              <table:table-cell office:value-type="string">
                <text:p>41</text:p>
              </table:table-cell>
              <table:table-cell office:value-type="float" office:value="0.0000100577641862046">
                <text:p>0.0000100577641862046</text:p>
              </table:table-cell>
              <table:table-cell office:value-type="float" office:value="NaN">
                <text:p>NaN</text:p>
              </table:table-cell>
            </table:table-row>
            <table:table-row>
              <table:table-cell office:value-type="string">
                <text:p>42</text:p>
              </table:table-cell>
              <table:table-cell office:value-type="float" office:value="0.00000815494393476045">
                <text:p>0.00000815494393476045</text:p>
              </table:table-cell>
              <table:table-cell office:value-type="float" office:value="NaN">
                <text:p>NaN</text:p>
              </table:table-cell>
            </table:table-row>
            <table:table-row>
              <table:table-cell office:value-type="string">
                <text:p>43</text:p>
              </table:table-cell>
              <table:table-cell office:value-type="float" office:value="0.00000706761807679239">
                <text:p>0.00000706761807679239</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0.000130479102956167">
                <text:p>0.000130479102956167</text:p>
              </table:table-cell>
              <table:table-cell office:value-type="float" office:value="0.0038">
                <text:p>0.0038</text:p>
              </table:table-cell>
            </table:table-row>
            <table:table-row>
              <table:table-cell office:value-type="string">
                <text:p>46</text:p>
              </table:table-cell>
              <table:table-cell office:value-type="float" office:value="0.0000713557594291539">
                <text:p>0.0000713557594291539</text:p>
              </table:table-cell>
              <table:table-cell office:value-type="float" office:value="0.00275">
                <text:p>0.00275</text:p>
              </table:table-cell>
            </table:table-row>
            <table:table-row>
              <table:table-cell office:value-type="string">
                <text:p>47</text:p>
              </table:table-cell>
              <table:table-cell office:value-type="float" office:value="0.0000387359836901121">
                <text:p>0.0000387359836901121</text:p>
              </table:table-cell>
              <table:table-cell office:value-type="float" office:value="0.0023">
                <text:p>0.0023</text:p>
              </table:table-cell>
            </table:table-row>
            <table:table-row>
              <table:table-cell office:value-type="string">
                <text:p>48</text:p>
              </table:table-cell>
              <table:table-cell office:value-type="float" office:value="0.0000244648318042813">
                <text:p>0.0000244648318042813</text:p>
              </table:table-cell>
              <table:table-cell office:value-type="float" office:value="0.0026">
                <text:p>0.0026</text:p>
              </table:table-cell>
            </table:table-row>
            <table:table-row>
              <table:table-cell office:value-type="string">
                <text:p>49</text:p>
              </table:table-cell>
              <table:table-cell office:value-type="float" office:value="0.0000163098878695209">
                <text:p>0.0000163098878695209</text:p>
              </table:table-cell>
              <table:table-cell office:value-type="float" office:value="0.0032">
                <text:p>0.0032</text:p>
              </table:table-cell>
            </table:table-row>
            <table:table-row>
              <table:table-cell office:value-type="string">
                <text:p>50</text:p>
              </table:table-cell>
              <table:table-cell office:value-type="float" office:value="0.0000112130479102956">
                <text:p>0.0000112130479102956</text:p>
              </table:table-cell>
              <table:table-cell office:value-type="float" office:value="NaN">
                <text:p>NaN</text:p>
              </table:table-cell>
            </table:table-row>
            <table:table-row>
              <table:table-cell office:value-type="string">
                <text:p>51</text:p>
              </table:table-cell>
              <table:table-cell office:value-type="float" office:value="0.00000897043832823649">
                <text:p>0.00000897043832823649</text:p>
              </table:table-cell>
              <table:table-cell office:value-type="float" office:value="NaN">
                <text:p>NaN</text:p>
              </table:table-cell>
            </table:table-row>
            <table:table-row>
              <table:table-cell office:value-type="string">
                <text:p>52</text:p>
              </table:table-cell>
              <table:table-cell office:value-type="float" office:value="0.00000754332313965342">
                <text:p>0.00000754332313965342</text:p>
              </table:table-cell>
              <table:table-cell office:value-type="float" office:value="NaN">
                <text:p>NaN</text:p>
              </table:table-cell>
            </table:table-row>
            <table:table-row>
              <table:table-cell office:value-type="string">
                <text:p>53</text:p>
              </table:table-cell>
              <table:table-cell office:value-type="float" office:value="0.00000611620795107034">
                <text:p>0.00000611620795107034</text:p>
              </table:table-cell>
              <table:table-cell office:value-type="float" office:value="NaN">
                <text:p>NaN</text:p>
              </table:table-cell>
            </table:table-row>
            <table:table-row>
              <table:table-cell office:value-type="string">
                <text:p>54</text:p>
              </table:table-cell>
              <table:table-cell office:value-type="float" office:value="0.00000530071355759429">
                <text:p>0.00000530071355759429</text:p>
              </table:table-cell>
              <table:table-cell office:value-type="float" office:value="NaN">
                <text:p>NaN</text:p>
              </table:table-cell>
            </table:table-row>
            <table:table-row>
              <table:table-cell office:value-type="string">
                <text:p>55</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0.000104383282364934">
                <text:p>0.000104383282364934</text:p>
              </table:table-cell>
              <table:table-cell office:value-type="float" office:value="0.0044">
                <text:p>0.0044</text:p>
              </table:table-cell>
            </table:table-row>
            <table:table-row>
              <table:table-cell office:value-type="string">
                <text:p>57</text:p>
              </table:table-cell>
              <table:table-cell office:value-type="float" office:value="0.0000570846075433231">
                <text:p>0.0000570846075433231</text:p>
              </table:table-cell>
              <table:table-cell office:value-type="float" office:value="0.0032">
                <text:p>0.0032</text:p>
              </table:table-cell>
            </table:table-row>
            <table:table-row>
              <table:table-cell office:value-type="string">
                <text:p>58</text:p>
              </table:table-cell>
              <table:table-cell office:value-type="float" office:value="0.0000309887869520897">
                <text:p>0.0000309887869520897</text:p>
              </table:table-cell>
              <table:table-cell office:value-type="float" office:value="0.003">
                <text:p>0.003</text:p>
              </table:table-cell>
            </table:table-row>
            <table:table-row>
              <table:table-cell office:value-type="string">
                <text:p>59</text:p>
              </table:table-cell>
              <table:table-cell office:value-type="float" office:value="0.0000195718654434251">
                <text:p>0.0000195718654434251</text:p>
              </table:table-cell>
              <table:table-cell office:value-type="float" office:value="0.0034">
                <text:p>0.0034</text:p>
              </table:table-cell>
            </table:table-row>
            <table:table-row>
              <table:table-cell office:value-type="string">
                <text:p>60</text:p>
              </table:table-cell>
              <table:table-cell office:value-type="float" office:value="0.0000130479102956167">
                <text:p>0.0000130479102956167</text:p>
              </table:table-cell>
              <table:table-cell office:value-type="float" office:value="0.0042">
                <text:p>0.0042</text:p>
              </table:table-cell>
            </table:table-row>
            <table:table-row>
              <table:table-cell office:value-type="string">
                <text:p>61</text:p>
              </table:table-cell>
              <table:table-cell office:value-type="float" office:value="0.00000897043832823649">
                <text:p>0.00000897043832823649</text:p>
              </table:table-cell>
              <table:table-cell office:value-type="float" office:value="NaN">
                <text:p>NaN</text:p>
              </table:table-cell>
            </table:table-row>
            <table:table-row>
              <table:table-cell office:value-type="string">
                <text:p>62</text:p>
              </table:table-cell>
              <table:table-cell office:value-type="float" office:value="0.0000071763506625892">
                <text:p>0.0000071763506625892</text:p>
              </table:table-cell>
              <table:table-cell office:value-type="float" office:value="NaN">
                <text:p>NaN</text:p>
              </table:table-cell>
            </table:table-row>
            <table:table-row>
              <table:table-cell office:value-type="string">
                <text:p>63</text:p>
              </table:table-cell>
              <table:table-cell office:value-type="float" office:value="0.00000603465851172273">
                <text:p>0.00000603465851172273</text:p>
              </table:table-cell>
              <table:table-cell office:value-type="float" office:value="NaN">
                <text:p>NaN</text:p>
              </table:table-cell>
            </table:table-row>
            <table:table-row>
              <table:table-cell office:value-type="string">
                <text:p>64</text:p>
              </table:table-cell>
              <table:table-cell office:value-type="float" office:value="0.00000489296636085627">
                <text:p>0.00000489296636085627</text:p>
              </table:table-cell>
              <table:table-cell office:value-type="float" office:value="NaN">
                <text:p>NaN</text:p>
              </table:table-cell>
            </table:table-row>
            <table:table-row>
              <table:table-cell office:value-type="string">
                <text:p>65</text:p>
              </table:table-cell>
              <table:table-cell office:value-type="float" office:value="0.00000424057084607543">
                <text:p>0.00000424057084607543</text:p>
              </table:table-cell>
              <table:table-cell office:value-type="float" office:value="NaN">
                <text:p>NaN</text:p>
              </table:table-cell>
            </table:table-row>
            <table:table-row>
              <table:table-cell office:value-type="string">
                <text:p>66</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0.0000869860686374448">
                <text:p>0.0000869860686374448</text:p>
              </table:table-cell>
              <table:table-cell office:value-type="float" office:value="0.0052">
                <text:p>0.0052</text:p>
              </table:table-cell>
            </table:table-row>
            <table:table-row>
              <table:table-cell office:value-type="string">
                <text:p>68</text:p>
              </table:table-cell>
              <table:table-cell office:value-type="float" office:value="0.0000475705062861026">
                <text:p>0.0000475705062861026</text:p>
              </table:table-cell>
              <table:table-cell office:value-type="float" office:value="0.0038">
                <text:p>0.0038</text:p>
              </table:table-cell>
            </table:table-row>
            <table:table-row>
              <table:table-cell office:value-type="string">
                <text:p>69</text:p>
              </table:table-cell>
              <table:table-cell office:value-type="float" office:value="0.0000258239891267414">
                <text:p>0.0000258239891267414</text:p>
              </table:table-cell>
              <table:table-cell office:value-type="float" office:value="0.0038">
                <text:p>0.0038</text:p>
              </table:table-cell>
            </table:table-row>
            <table:table-row>
              <table:table-cell office:value-type="string">
                <text:p>70</text:p>
              </table:table-cell>
              <table:table-cell office:value-type="float" office:value="0.0000163098878695209">
                <text:p>0.0000163098878695209</text:p>
              </table:table-cell>
              <table:table-cell office:value-type="float" office:value="0.0044">
                <text:p>0.0044</text:p>
              </table:table-cell>
            </table:table-row>
            <table:table-row>
              <table:table-cell office:value-type="string">
                <text:p>71</text:p>
              </table:table-cell>
              <table:table-cell office:value-type="float" office:value="0.0000108732585796806">
                <text:p>0.0000108732585796806</text:p>
              </table:table-cell>
              <table:table-cell office:value-type="float" office:value="0.00525">
                <text:p>0.00525</text:p>
              </table:table-cell>
            </table:table-row>
            <table:table-row>
              <table:table-cell office:value-type="string">
                <text:p>72</text:p>
              </table:table-cell>
              <table:table-cell office:value-type="float" office:value="0.00000747536527353041">
                <text:p>0.00000747536527353041</text:p>
              </table:table-cell>
              <table:table-cell office:value-type="float" office:value="NaN">
                <text:p>NaN</text:p>
              </table:table-cell>
            </table:table-row>
            <table:table-row>
              <table:table-cell office:value-type="string">
                <text:p>73</text:p>
              </table:table-cell>
              <table:table-cell office:value-type="float" office:value="0.00000598029221882433">
                <text:p>0.00000598029221882433</text:p>
              </table:table-cell>
              <table:table-cell office:value-type="float" office:value="NaN">
                <text:p>NaN</text:p>
              </table:table-cell>
            </table:table-row>
            <table:table-row>
              <table:table-cell office:value-type="string">
                <text:p>74</text:p>
              </table:table-cell>
              <table:table-cell office:value-type="float" office:value="0.00000502888209310228">
                <text:p>0.00000502888209310228</text:p>
              </table:table-cell>
              <table:table-cell office:value-type="float" office:value="NaN">
                <text:p>NaN</text:p>
              </table:table-cell>
            </table:table-row>
            <table:table-row>
              <table:table-cell office:value-type="string">
                <text:p>75</text:p>
              </table:table-cell>
              <table:table-cell office:value-type="float" office:value="0.00000407747196738023">
                <text:p>0.00000407747196738023</text:p>
              </table:table-cell>
              <table:table-cell office:value-type="float" office:value="NaN">
                <text:p>NaN</text:p>
              </table:table-cell>
            </table:table-row>
            <table:table-row>
              <table:table-cell office:value-type="string">
                <text:p>76</text:p>
              </table:table-cell>
              <table:table-cell office:value-type="float" office:value="0.00000353380903839619">
                <text:p>0.00000353380903839619</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0.0000745594874035241">
                <text:p>0.0000745594874035241</text:p>
              </table:table-cell>
              <table:table-cell office:value-type="float" office:value="0.0064">
                <text:p>0.0064</text:p>
              </table:table-cell>
            </table:table-row>
            <table:table-row>
              <table:table-cell office:value-type="string">
                <text:p>79</text:p>
              </table:table-cell>
              <table:table-cell office:value-type="float" office:value="0.0000407747196738023">
                <text:p>0.0000407747196738023</text:p>
              </table:table-cell>
              <table:table-cell office:value-type="float" office:value="0.0045">
                <text:p>0.0045</text:p>
              </table:table-cell>
            </table:table-row>
            <table:table-row>
              <table:table-cell office:value-type="string">
                <text:p>80</text:p>
              </table:table-cell>
              <table:table-cell office:value-type="float" office:value="0.0000221348478229212">
                <text:p>0.0000221348478229212</text:p>
              </table:table-cell>
              <table:table-cell office:value-type="float" office:value="0.0046">
                <text:p>0.0046</text:p>
              </table:table-cell>
            </table:table-row>
            <table:table-row>
              <table:table-cell office:value-type="string">
                <text:p>81</text:p>
              </table:table-cell>
              <table:table-cell office:value-type="float" office:value="0.0000139799038881608">
                <text:p>0.0000139799038881608</text:p>
              </table:table-cell>
              <table:table-cell office:value-type="float" office:value="0.0055">
                <text:p>0.0055</text:p>
              </table:table-cell>
            </table:table-row>
            <table:table-row>
              <table:table-cell office:value-type="string">
                <text:p>82</text:p>
              </table:table-cell>
              <table:table-cell office:value-type="float" office:value="0.00000931993592544051">
                <text:p>0.00000931993592544051</text:p>
              </table:table-cell>
              <table:table-cell office:value-type="float" office:value="0.0065">
                <text:p>0.0065</text:p>
              </table:table-cell>
            </table:table-row>
            <table:table-row>
              <table:table-cell office:value-type="string">
                <text:p>83</text:p>
              </table:table-cell>
              <table:table-cell office:value-type="float" office:value="0.00000640745594874035">
                <text:p>0.00000640745594874035</text:p>
              </table:table-cell>
              <table:table-cell office:value-type="float" office:value="NaN">
                <text:p>NaN</text:p>
              </table:table-cell>
            </table:table-row>
            <table:table-row>
              <table:table-cell office:value-type="string">
                <text:p>84</text:p>
              </table:table-cell>
              <table:table-cell office:value-type="float" office:value="0.00000512596475899228">
                <text:p>0.00000512596475899228</text:p>
              </table:table-cell>
              <table:table-cell office:value-type="float" office:value="NaN">
                <text:p>NaN</text:p>
              </table:table-cell>
            </table:table-row>
            <table:table-row>
              <table:table-cell office:value-type="string">
                <text:p>85</text:p>
              </table:table-cell>
              <table:table-cell office:value-type="float" office:value="0.00000431047036551624">
                <text:p>0.00000431047036551624</text:p>
              </table:table-cell>
              <table:table-cell office:value-type="float" office:value="NaN">
                <text:p>NaN</text:p>
              </table:table-cell>
            </table:table-row>
            <table:table-row>
              <table:table-cell office:value-type="string">
                <text:p>86</text:p>
              </table:table-cell>
              <table:table-cell office:value-type="float" office:value="0.00000349497597204019">
                <text:p>0.00000349497597204019</text:p>
              </table:table-cell>
              <table:table-cell office:value-type="float" office:value="NaN">
                <text:p>NaN</text:p>
              </table:table-cell>
            </table:table-row>
            <table:table-row>
              <table:table-cell office:value-type="string">
                <text:p>87</text:p>
              </table:table-cell>
              <table:table-cell office:value-type="float" office:value="0.00000302897917576817">
                <text:p>0.00000302897917576817</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0.0000652395514780836">
                <text:p>0.0000652395514780836</text:p>
              </table:table-cell>
              <table:table-cell office:value-type="float" office:value="0.0075">
                <text:p>0.0075</text:p>
              </table:table-cell>
            </table:table-row>
            <table:table-row>
              <table:table-cell office:value-type="string">
                <text:p>90</text:p>
              </table:table-cell>
              <table:table-cell office:value-type="float" office:value="0.000035677879714577">
                <text:p>0.000035677879714577</text:p>
              </table:table-cell>
              <table:table-cell office:value-type="float" office:value="0.0054">
                <text:p>0.0054</text:p>
              </table:table-cell>
            </table:table-row>
            <table:table-row>
              <table:table-cell office:value-type="string">
                <text:p>91</text:p>
              </table:table-cell>
              <table:table-cell office:value-type="float" office:value="0.0000193679918450561">
                <text:p>0.0000193679918450561</text:p>
              </table:table-cell>
              <table:table-cell office:value-type="float" office:value="0.0056">
                <text:p>0.0056</text:p>
              </table:table-cell>
            </table:table-row>
            <table:table-row>
              <table:table-cell office:value-type="string">
                <text:p>92</text:p>
              </table:table-cell>
              <table:table-cell office:value-type="float" office:value="0.0000122324159021407">
                <text:p>0.0000122324159021407</text:p>
              </table:table-cell>
              <table:table-cell office:value-type="float" office:value="0.0065">
                <text:p>0.0065</text:p>
              </table:table-cell>
            </table:table-row>
            <table:table-row>
              <table:table-cell office:value-type="string">
                <text:p>93</text:p>
              </table:table-cell>
              <table:table-cell office:value-type="float" office:value="0.00000815494393476045">
                <text:p>0.00000815494393476045</text:p>
              </table:table-cell>
              <table:table-cell office:value-type="float" office:value="0.0076">
                <text:p>0.0076</text:p>
              </table:table-cell>
            </table:table-row>
            <table:table-row>
              <table:table-cell office:value-type="string">
                <text:p>94</text:p>
              </table:table-cell>
              <table:table-cell office:value-type="float" office:value="0.00000560652395514781">
                <text:p>0.00000560652395514781</text:p>
              </table:table-cell>
              <table:table-cell office:value-type="float" office:value="NaN">
                <text:p>NaN</text:p>
              </table:table-cell>
            </table:table-row>
            <table:table-row>
              <table:table-cell office:value-type="string">
                <text:p>95</text:p>
              </table:table-cell>
              <table:table-cell office:value-type="float" office:value="0.00000448521916411825">
                <text:p>0.00000448521916411825</text:p>
              </table:table-cell>
              <table:table-cell office:value-type="float" office:value="NaN">
                <text:p>NaN</text:p>
              </table:table-cell>
            </table:table-row>
            <table:table-row>
              <table:table-cell office:value-type="string">
                <text:p>96</text:p>
              </table:table-cell>
              <table:table-cell office:value-type="float" office:value="0.00000377166156982671">
                <text:p>0.00000377166156982671</text:p>
              </table:table-cell>
              <table:table-cell office:value-type="float" office:value="NaN">
                <text:p>NaN</text:p>
              </table:table-cell>
            </table:table-row>
            <table:table-row>
              <table:table-cell office:value-type="string">
                <text:p>97</text:p>
              </table:table-cell>
              <table:table-cell office:value-type="float" office:value="0.00000305810397553517">
                <text:p>0.00000305810397553517</text:p>
              </table:table-cell>
              <table:table-cell office:value-type="float" office:value="NaN">
                <text:p>NaN</text:p>
              </table:table-cell>
            </table:table-row>
            <table:table-row>
              <table:table-cell office:value-type="string">
                <text:p>98</text:p>
              </table:table-cell>
              <table:table-cell office:value-type="float" office:value="0.00000265035677879715">
                <text:p>0.00000265035677879715</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